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style:font-size-asian="6pt" style:font-name-complex="Arial" style:font-size-complex="6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0" style:family="paragraph" style:parent-style-name="Standard">
      <style:text-properties fo:font-size="6pt" style:font-size-asian="6pt" style:font-size-complex="6pt"/>
    </style:style>
    <style:style style:name="P21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22" style:family="paragraph" style:parent-style-name="Standard">
      <style:paragraph-properties fo:margin-left="0.3937in" fo:margin-right="0in" fo:text-indent="0in" style:auto-text-indent="false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8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9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7" style:family="text">
      <style:text-properties fo:language="en" fo:country="US" style:text-underline-style="none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fo:language="ru" fo:country="RU" style:text-underline-style="none" style:font-weight-complex="bold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Times New Roman" fo:language="ru" fo:country="RU" fo:background-color="transparent"/>
    </style:style>
    <style:style style:name="T33" style:family="text">
      <style:text-properties style:font-name-complex="Arial"/>
    </style:style>
    <style:style style:name="T34" style:family="text">
      <style:text-properties fo:background-color="transparent"/>
    </style:style>
    <style:style style:name="T35" style:family="text">
      <style:text-properties fo:font-size="5pt" style:font-size-asian="5pt" style:font-size-complex="5pt"/>
    </style:style>
    <style:style style:name="T36" style:family="text">
      <style:text-properties style:text-underline-style="solid" style:text-underline-width="auto" style:text-underline-color="font-color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5in" draw:visible-area-height="1.8441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17">ПРОТОКОЛ ПРОВЕРКИ</text:p>
      <text:p text:style-name="P9"/>
      <text:p text:style-name="P13"><text:span text:style-name="T13">Дозиметр рентгеновского и гамма-излучения ДКС- </text:span><text:span text:style-name="T10">$type</text:span><text:span text:style-name="T3"><text:tab/></text:span><text:span text:style-name="T5">Дата проверки: </text:span><text:span text:style-name="T7">$date </text:span><text:span text:style-name="T5">г.</text:span></text:p>
      <text:p text:style-name="P10"/>
      <text:p text:style-name="P6">з/н: <text:span text:style-name="T36"><text:s/></text:span><text:span text:style-name="T27">$</text:span><text:span text:style-name="T16">allSerial </text:span></text:p>
      <text:p text:style-name="P20"/>
      <text:p text:style-name="P5">Диапазон измерения мощности амбиентной дозы (МД):</text:p>
      <text:p text:style-name="Standard"><text:span text:style-name="T13">ДКС- </text:span><text:span text:style-name="T10">AT$type</text:span><text:span text:style-name="T8">:</text:span><text:span text:style-name="T6"> 50 </text:span><text:span text:style-name="T12">н</text:span><text:span text:style-name="T6">Зв/ч – 1</text:span><text:span text:style-name="T8">0</text:span><text:span text:style-name="T6"> Зв/ч;</text:span></text:p>
      <text:p text:style-name="P21"/>
      <text:p text:style-name="P5">Относительная погрешность измерения:</text:p>
      <text:p text:style-name="P7"><text:span text:style-name="T26">ДКС- </text:span><text:span text:style-name="T17">AT$type</text:span>: ± <text:span text:style-name="T14">15</text:span> %</text:p>
      <text:p text:style-name="P11"/>
      <text:p text:style-name="P4">Условия эксплуатации:</text:p>
      <text:p text:style-name="P22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2"><text:span text:style-name="T9">- <text:s/></text:span><text:span text:style-name="T4">Атмосферное давление<text:tab/><text:tab/><text:tab/><text:tab/>98,5 </text:span><text:span text:style-name="T9">kPa</text:span></text:p>
      <text:p text:style-name="P22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2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1">н</text:span><text:span text:style-name="T4">Зв/ч</text:span></text:p>
      <text:p text:style-name="P22"><text:span text:style-name="Знак_20_примечания"><text:span text:style-name="T35"/></text:span></text:p>
      <text:p text:style-name="P38">$facility_13+11rus</text:p>
      <text:p text:style-name="P12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8"><text:span text:style-name="T24">Дозиметр рентгеновского и гамма-излучения ДКС-</text:span>$type<text:span text:style-name="T24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.B2" table:number-rows-spanned="3" office:value-type="string">
            <text:p text:style-name="P25">Номер источ-ника</text:p>
          </table:table-cell>
          <table:table-cell table:style-name="t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5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.K2" table:number-rows-spanned="3" office:value-type="string">
            <text:p text:style-name="P27"><text:span text:style-name="T31">Предел основной </text:span><text:span text:style-name="T24">относи-тельной</text:span> <text:span text:style-name="T14">погреш-ности</text:span>, </text:p>
            <text:p text:style-name="P27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Фон, нЗв/ч</text:p>
          </table:table-cell>
          <table:table-cell table:style-name="t1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3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18">H</text:span><text:span text:style-name="T19">1</text:span></text:p>
          </table:table-cell>
          <table:table-cell table:style-name="t1.D3" office:value-type="string">
            <text:p text:style-name="P33"><text:span text:style-name="T15">H</text:span><text:span text:style-name="T19">2</text:span></text:p>
          </table:table-cell>
          <table:table-cell table:style-name="t1.D3" office:value-type="string">
            <text:p text:style-name="P33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<text:span text:style-name="T24">0,07</text:span> мкЗв/ч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9" office:value-type="string">
            <text:p text:style-name="P14">±<text:span text:style-name="T14">15</text:span></text:p>
          </table:table-cell>
        </table:table-row>
        <table:table-row>
          <table:table-cell table:style-name="t1.A5" office:value-type="string">
            <text:p text:style-name="P14">0,7 мкЗв/ч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 мкЗв/ч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70 мкЗв/ч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0.7 мЗв/ч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5" office:value-type="string">
            <text:p text:style-name="P14">7,0 мЗв/ч</text:p>
          </table:table-cell>
          <table:table-cell table:style-name="t1.B5" office:value-type="string">
            <text:p text:style-name="P15">$1-35</text:p>
          </table:table-cell>
          <table:table-cell table:style-name="t1.B5" office:value-type="string">
            <text:p text:style-name="P15">$1-45</text:p>
          </table:table-cell>
          <table:table-cell table:style-name="t1.B5" office:value-type="string">
            <text:p text:style-name="P15">$1-55</text:p>
          </table:table-cell>
          <table:table-cell table:style-name="t1.B5" office:value-type="string">
            <text:p text:style-name="P15">$1-65</text:p>
          </table:table-cell>
          <table:table-cell table:style-name="t1.B5" office:value-type="string">
            <text:p text:style-name="P15">$1-75</text:p>
          </table:table-cell>
          <table:table-cell table:style-name="t1.B5" office:value-type="string">
            <text:p text:style-name="P15">$1-85</text:p>
          </table:table-cell>
          <table:table-cell table:style-name="t1.B5" office:value-type="string">
            <text:p text:style-name="P15">$1-05</text:p>
          </table:table-cell>
          <table:table-cell table:style-name="t1.B5" office:value-type="string">
            <text:p text:style-name="P15">$1-15</text:p>
          </table:table-cell>
          <table:table-cell table:style-name="t1.B5" office:value-type="string">
            <text:p text:style-name="P15">$1-25</text:p>
          </table:table-cell>
          <table:covered-table-cell/>
        </table:table-row>
        <table:table-row>
          <table:table-cell table:style-name="t1.A5" office:value-type="string">
            <text:p text:style-name="P14">70 мЗв/ч</text:p>
          </table:table-cell>
          <table:table-cell table:style-name="t1.B5" office:value-type="string">
            <text:p text:style-name="P15">$1-36</text:p>
          </table:table-cell>
          <table:table-cell table:style-name="t1.B5" office:value-type="string">
            <text:p text:style-name="P15">$1-46</text:p>
          </table:table-cell>
          <table:table-cell table:style-name="t1.B5" office:value-type="string">
            <text:p text:style-name="P15">$1-56</text:p>
          </table:table-cell>
          <table:table-cell table:style-name="t1.B5" office:value-type="string">
            <text:p text:style-name="P15">$1-66</text:p>
          </table:table-cell>
          <table:table-cell table:style-name="t1.B5" office:value-type="string">
            <text:p text:style-name="P15">$1-76</text:p>
          </table:table-cell>
          <table:table-cell table:style-name="t1.B5" office:value-type="string">
            <text:p text:style-name="P15">$1-86</text:p>
          </table:table-cell>
          <table:table-cell table:style-name="t1.B5" office:value-type="string">
            <text:p text:style-name="P15">$1-06</text:p>
          </table:table-cell>
          <table:table-cell table:style-name="t1.B5" office:value-type="string">
            <text:p text:style-name="P15">$1-16</text:p>
          </table:table-cell>
          <table:table-cell table:style-name="t1.B5" office:value-type="string">
            <text:p text:style-name="P15">$1-26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24">0,7</text:span> Зв/ч</text:p>
          </table:table-cell>
          <table:table-cell table:style-name="t1.B5" office:value-type="string">
            <text:p text:style-name="P15">$1-37</text:p>
          </table:table-cell>
          <table:table-cell table:style-name="t1.B5" office:value-type="string">
            <text:p text:style-name="P15">$1-47</text:p>
          </table:table-cell>
          <table:table-cell table:style-name="t1.B5" office:value-type="string">
            <text:p text:style-name="P15">$1-57</text:p>
          </table:table-cell>
          <table:table-cell table:style-name="t1.B5" office:value-type="string">
            <text:p text:style-name="P15">$1-67</text:p>
          </table:table-cell>
          <table:table-cell table:style-name="t1.B5" office:value-type="string">
            <text:p text:style-name="P15">$1-77</text:p>
          </table:table-cell>
          <table:table-cell table:style-name="t1.B5" office:value-type="string">
            <text:p text:style-name="P15">$1-87</text:p>
          </table:table-cell>
          <table:table-cell table:style-name="t1.B5" office:value-type="string">
            <text:p text:style-name="P15">$1-07</text:p>
          </table:table-cell>
          <table:table-cell table:style-name="t1.B5" office:value-type="string">
            <text:p text:style-name="P15">$1-17</text:p>
          </table:table-cell>
          <table:table-cell table:style-name="t1.B5" office:value-type="string">
            <text:p text:style-name="P15">$1-27</text:p>
          </table:table-cell>
          <table:covered-table-cell/>
        </table:table-row>
        <table:table-row>
          <table:table-cell table:style-name="t1.A13" office:value-type="string">
            <text:p text:style-name="P14">7 Зв/ч</text:p>
          </table:table-cell>
          <table:table-cell table:style-name="t1.B13" office:value-type="string">
            <text:p text:style-name="P15">$1-3<text:span text:style-name="T14">8</text:span></text:p>
          </table:table-cell>
          <table:table-cell table:style-name="t1.B13" office:value-type="string">
            <text:p text:style-name="P15">$1-4<text:span text:style-name="T14">8</text:span></text:p>
          </table:table-cell>
          <table:table-cell table:style-name="t1.B13" office:value-type="string">
            <text:p text:style-name="P15">$1-5<text:span text:style-name="T14">8</text:span></text:p>
          </table:table-cell>
          <table:table-cell table:style-name="t1.B13" office:value-type="string">
            <text:p text:style-name="P15">$1-6<text:span text:style-name="T14">8</text:span></text:p>
          </table:table-cell>
          <table:table-cell table:style-name="t1.B13" office:value-type="string">
            <text:p text:style-name="P15">$1-7<text:span text:style-name="T14">8</text:span></text:p>
          </table:table-cell>
          <table:table-cell table:style-name="t1.B13" office:value-type="string">
            <text:p text:style-name="P15">$1-8<text:span text:style-name="T14">8</text:span></text:p>
          </table:table-cell>
          <table:table-cell table:style-name="t1.B13" office:value-type="string">
            <text:p text:style-name="P15">$1-0<text:span text:style-name="T14">8</text:span></text:p>
          </table:table-cell>
          <table:table-cell table:style-name="t1.B13" office:value-type="string">
            <text:p text:style-name="P15">$1-1<text:span text:style-name="T14">8</text:span></text:p>
          </table:table-cell>
          <table:table-cell table:style-name="t1.B13" office:value-type="string">
            <text:p text:style-name="P15">$1-2<text:span text:style-name="T14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8"><text:span text:style-name="T24">Дозиметр рентгеновского и гамма-излучения ДКС-</text:span>$type<text:span text:style-name="T24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2.B2" table:number-rows-spanned="3" office:value-type="string">
            <text:p text:style-name="P25">Номер источ-ника</text:p>
          </table:table-cell>
          <table:table-cell table:style-name="t2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5"><text:span text:style-name="T29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2.K2" table:number-rows-spanned="3" office:value-type="string">
            <text:p text:style-name="P27"><text:span text:style-name="T31">Предел основной </text:span><text:span text:style-name="T24">относи-тельной</text:span> <text:span text:style-name="T14">погреш-ности</text:span>, </text:p>
            <text:p text:style-name="P2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3">Фон, нЗв/ч</text:p>
          </table:table-cell>
          <table:table-cell table:style-name="t2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3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18">H</text:span><text:span text:style-name="T19">1</text:span></text:p>
          </table:table-cell>
          <table:table-cell table:style-name="t2.D3" office:value-type="string">
            <text:p text:style-name="P33"><text:span text:style-name="T15">H</text:span><text:span text:style-name="T19">2</text:span></text:p>
          </table:table-cell>
          <table:table-cell table:style-name="t2.D3" office:value-type="string">
            <text:p text:style-name="P33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<text:span text:style-name="T24">0,07</text:span> мкЗв/ч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2.A5" office:value-type="string">
            <text:p text:style-name="P14">0,7 мкЗв/ч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 мкЗв/ч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70 мкЗв/ч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5" office:value-type="string">
            <text:p text:style-name="P14">0.7 мЗв/ч</text:p>
          </table:table-cell>
          <table:table-cell table:style-name="t2.B5" office:value-type="string">
            <text:p text:style-name="P15">$2-34</text:p>
          </table:table-cell>
          <table:table-cell table:style-name="t2.B5" office:value-type="string">
            <text:p text:style-name="P15">$2-44</text:p>
          </table:table-cell>
          <table:table-cell table:style-name="t2.B5" office:value-type="string">
            <text:p text:style-name="P15">$2-54</text:p>
          </table:table-cell>
          <table:table-cell table:style-name="t2.B5" office:value-type="string">
            <text:p text:style-name="P15">$2-64</text:p>
          </table:table-cell>
          <table:table-cell table:style-name="t2.B5" office:value-type="string">
            <text:p text:style-name="P15">$2-74</text:p>
          </table:table-cell>
          <table:table-cell table:style-name="t2.B5" office:value-type="string">
            <text:p text:style-name="P15">$2-84</text:p>
          </table:table-cell>
          <table:table-cell table:style-name="t2.B5" office:value-type="string">
            <text:p text:style-name="P15">$2-04</text:p>
          </table:table-cell>
          <table:table-cell table:style-name="t2.B5" office:value-type="string">
            <text:p text:style-name="P15">$2-14</text:p>
          </table:table-cell>
          <table:table-cell table:style-name="t2.B5" office:value-type="string">
            <text:p text:style-name="P15">$2-24</text:p>
          </table:table-cell>
          <table:covered-table-cell/>
        </table:table-row>
        <table:table-row>
          <table:table-cell table:style-name="t2.A5" office:value-type="string">
            <text:p text:style-name="P14">7,0 мЗв/ч</text:p>
          </table:table-cell>
          <table:table-cell table:style-name="t2.B5" office:value-type="string">
            <text:p text:style-name="P15">$2-35</text:p>
          </table:table-cell>
          <table:table-cell table:style-name="t2.B5" office:value-type="string">
            <text:p text:style-name="P15">$2-45</text:p>
          </table:table-cell>
          <table:table-cell table:style-name="t2.B5" office:value-type="string">
            <text:p text:style-name="P15">$2-55</text:p>
          </table:table-cell>
          <table:table-cell table:style-name="t2.B5" office:value-type="string">
            <text:p text:style-name="P15">$2-65</text:p>
          </table:table-cell>
          <table:table-cell table:style-name="t2.B5" office:value-type="string">
            <text:p text:style-name="P15">$2-75</text:p>
          </table:table-cell>
          <table:table-cell table:style-name="t2.B5" office:value-type="string">
            <text:p text:style-name="P15">$2-85</text:p>
          </table:table-cell>
          <table:table-cell table:style-name="t2.B5" office:value-type="string">
            <text:p text:style-name="P15">$2-05</text:p>
          </table:table-cell>
          <table:table-cell table:style-name="t2.B5" office:value-type="string">
            <text:p text:style-name="P15">$2-15</text:p>
          </table:table-cell>
          <table:table-cell table:style-name="t2.B5" office:value-type="string">
            <text:p text:style-name="P15">$2-25</text:p>
          </table:table-cell>
          <table:covered-table-cell/>
        </table:table-row>
        <table:table-row>
          <table:table-cell table:style-name="t2.A5" office:value-type="string">
            <text:p text:style-name="P14">70 мЗв/ч</text:p>
          </table:table-cell>
          <table:table-cell table:style-name="t2.B5" office:value-type="string">
            <text:p text:style-name="P15">$2-36</text:p>
          </table:table-cell>
          <table:table-cell table:style-name="t2.B5" office:value-type="string">
            <text:p text:style-name="P15">$2-46</text:p>
          </table:table-cell>
          <table:table-cell table:style-name="t2.B5" office:value-type="string">
            <text:p text:style-name="P15">$2-56</text:p>
          </table:table-cell>
          <table:table-cell table:style-name="t2.B5" office:value-type="string">
            <text:p text:style-name="P15">$2-66</text:p>
          </table:table-cell>
          <table:table-cell table:style-name="t2.B5" office:value-type="string">
            <text:p text:style-name="P15">$2-76</text:p>
          </table:table-cell>
          <table:table-cell table:style-name="t2.B5" office:value-type="string">
            <text:p text:style-name="P15">$2-86</text:p>
          </table:table-cell>
          <table:table-cell table:style-name="t2.B5" office:value-type="string">
            <text:p text:style-name="P15">$2-06</text:p>
          </table:table-cell>
          <table:table-cell table:style-name="t2.B5" office:value-type="string">
            <text:p text:style-name="P15">$2-16</text:p>
          </table:table-cell>
          <table:table-cell table:style-name="t2.B5" office:value-type="string">
            <text:p text:style-name="P15">$2-26</text:p>
          </table:table-cell>
          <table:covered-table-cell/>
        </table:table-row>
        <table:table-row>
          <table:table-cell table:style-name="t2.A5" office:value-type="string">
            <text:p text:style-name="P14"><text:span text:style-name="T24">0,7</text:span> Зв/ч</text:p>
          </table:table-cell>
          <table:table-cell table:style-name="t2.B5" office:value-type="string">
            <text:p text:style-name="P15">$2-37</text:p>
          </table:table-cell>
          <table:table-cell table:style-name="t2.B5" office:value-type="string">
            <text:p text:style-name="P15">$2-47</text:p>
          </table:table-cell>
          <table:table-cell table:style-name="t2.B5" office:value-type="string">
            <text:p text:style-name="P15">$2-57</text:p>
          </table:table-cell>
          <table:table-cell table:style-name="t2.B5" office:value-type="string">
            <text:p text:style-name="P15">$2-67</text:p>
          </table:table-cell>
          <table:table-cell table:style-name="t2.B5" office:value-type="string">
            <text:p text:style-name="P15">$2-77</text:p>
          </table:table-cell>
          <table:table-cell table:style-name="t2.B5" office:value-type="string">
            <text:p text:style-name="P15">$2-87</text:p>
          </table:table-cell>
          <table:table-cell table:style-name="t2.B5" office:value-type="string">
            <text:p text:style-name="P15">$2-07</text:p>
          </table:table-cell>
          <table:table-cell table:style-name="t2.B5" office:value-type="string">
            <text:p text:style-name="P15">$2-17</text:p>
          </table:table-cell>
          <table:table-cell table:style-name="t2.B5" office:value-type="string">
            <text:p text:style-name="P15">$2-27</text:p>
          </table:table-cell>
          <table:covered-table-cell/>
        </table:table-row>
        <table:table-row>
          <table:table-cell table:style-name="t2.A13" office:value-type="string">
            <text:p text:style-name="P14">7 Зв/ч</text:p>
          </table:table-cell>
          <table:table-cell table:style-name="t2.B13" office:value-type="string">
            <text:p text:style-name="P15">$<text:span text:style-name="T14">2</text:span>-3<text:span text:style-name="T14">8</text:span></text:p>
          </table:table-cell>
          <table:table-cell table:style-name="t2.B13" office:value-type="string">
            <text:p text:style-name="P15"><text:span text:style-name="T14">$2-</text:span>4<text:span text:style-name="T14">8</text:span></text:p>
          </table:table-cell>
          <table:table-cell table:style-name="t2.B13" office:value-type="string">
            <text:p text:style-name="P15"><text:span text:style-name="T14">$2-</text:span>5<text:span text:style-name="T14">8</text:span></text:p>
          </table:table-cell>
          <table:table-cell table:style-name="t2.B13" office:value-type="string">
            <text:p text:style-name="P15"><text:span text:style-name="T14">$2-</text:span>6<text:span text:style-name="T14">8</text:span></text:p>
          </table:table-cell>
          <table:table-cell table:style-name="t2.B13" office:value-type="string">
            <text:p text:style-name="P15">$<text:span text:style-name="T14">2</text:span>-7<text:span text:style-name="T14">8</text:span></text:p>
          </table:table-cell>
          <table:table-cell table:style-name="t2.B13" office:value-type="string">
            <text:p text:style-name="P15"><text:span text:style-name="T14">$2-</text:span>8<text:span text:style-name="T14">8</text:span></text:p>
          </table:table-cell>
          <table:table-cell table:style-name="t2.B13" office:value-type="string">
            <text:p text:style-name="P15"><text:span text:style-name="T14">$2-</text:span>0<text:span text:style-name="T14">8</text:span></text:p>
          </table:table-cell>
          <table:table-cell table:style-name="t2.B13" office:value-type="string">
            <text:p text:style-name="P15"><text:span text:style-name="T14">$2-</text:span>1<text:span text:style-name="T14">8</text:span></text:p>
          </table:table-cell>
          <table:table-cell table:style-name="t2.B13" office:value-type="string">
            <text:p text:style-name="P15"><text:span text:style-name="T14">$2-</text:span>2<text:span text:style-name="T14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8"><text:span text:style-name="T24">Дозиметр рентгеновского и гамма-излучения ДКС-</text:span>$type<text:span text:style-name="T24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3.B2" table:number-rows-spanned="3" office:value-type="string">
            <text:p text:style-name="P25">Номер источ-ника</text:p>
          </table:table-cell>
          <table:table-cell table:style-name="t3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3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5"><text:span text:style-name="T29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3.K2" table:number-rows-spanned="3" office:value-type="string">
            <text:p text:style-name="P27"><text:span text:style-name="T31">Предел основной </text:span><text:span text:style-name="T24">относи-тельной</text:span> <text:span text:style-name="T14">погреш-ности</text:span>, </text:p>
            <text:p text:style-name="P2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3">Фон, нЗв/ч</text:p>
          </table:table-cell>
          <table:table-cell table:style-name="t3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3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18">H</text:span><text:span text:style-name="T19">1</text:span></text:p>
          </table:table-cell>
          <table:table-cell table:style-name="t3.D3" office:value-type="string">
            <text:p text:style-name="P33"><text:span text:style-name="T15">H</text:span><text:span text:style-name="T19">2</text:span></text:p>
          </table:table-cell>
          <table:table-cell table:style-name="t3.D3" office:value-type="string">
            <text:p text:style-name="P33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<text:span text:style-name="T24">0,07</text:span> мкЗв/ч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9" office:value-type="string">
            <text:p text:style-name="P19">±<text:span text:style-name="T14">15</text:span></text:p>
          </table:table-cell>
        </table:table-row>
        <table:table-row>
          <table:table-cell table:style-name="t3.A5" office:value-type="string">
            <text:p text:style-name="P14">0,7 мкЗв/ч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 мкЗв/ч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70 мкЗв/ч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5" office:value-type="string">
            <text:p text:style-name="P14">0.7 мЗв/ч</text:p>
          </table:table-cell>
          <table:table-cell table:style-name="t3.B5" office:value-type="string">
            <text:p text:style-name="P15">$3-34</text:p>
          </table:table-cell>
          <table:table-cell table:style-name="t3.B5" office:value-type="string">
            <text:p text:style-name="P15">$3-44</text:p>
          </table:table-cell>
          <table:table-cell table:style-name="t3.B5" office:value-type="string">
            <text:p text:style-name="P15">$3-54</text:p>
          </table:table-cell>
          <table:table-cell table:style-name="t3.B5" office:value-type="string">
            <text:p text:style-name="P15">$3-64</text:p>
          </table:table-cell>
          <table:table-cell table:style-name="t3.B5" office:value-type="string">
            <text:p text:style-name="P15">$3-74</text:p>
          </table:table-cell>
          <table:table-cell table:style-name="t3.B5" office:value-type="string">
            <text:p text:style-name="P15">$3-84</text:p>
          </table:table-cell>
          <table:table-cell table:style-name="t3.B5" office:value-type="string">
            <text:p text:style-name="P15">$3-04</text:p>
          </table:table-cell>
          <table:table-cell table:style-name="t3.B5" office:value-type="string">
            <text:p text:style-name="P15">$3-14</text:p>
          </table:table-cell>
          <table:table-cell table:style-name="t3.B5" office:value-type="string">
            <text:p text:style-name="P15">$3-24</text:p>
          </table:table-cell>
          <table:covered-table-cell/>
        </table:table-row>
        <table:table-row>
          <table:table-cell table:style-name="t3.A5" office:value-type="string">
            <text:p text:style-name="P14">7,0 мЗв/ч</text:p>
          </table:table-cell>
          <table:table-cell table:style-name="t3.B5" office:value-type="string">
            <text:p text:style-name="P15">$3-35</text:p>
          </table:table-cell>
          <table:table-cell table:style-name="t3.B5" office:value-type="string">
            <text:p text:style-name="P15">$3-45</text:p>
          </table:table-cell>
          <table:table-cell table:style-name="t3.B5" office:value-type="string">
            <text:p text:style-name="P15">$3-55</text:p>
          </table:table-cell>
          <table:table-cell table:style-name="t3.B5" office:value-type="string">
            <text:p text:style-name="P15">$3-65</text:p>
          </table:table-cell>
          <table:table-cell table:style-name="t3.B5" office:value-type="string">
            <text:p text:style-name="P15">$3-75</text:p>
          </table:table-cell>
          <table:table-cell table:style-name="t3.B5" office:value-type="string">
            <text:p text:style-name="P15">$3-85</text:p>
          </table:table-cell>
          <table:table-cell table:style-name="t3.B5" office:value-type="string">
            <text:p text:style-name="P15">$3-05</text:p>
          </table:table-cell>
          <table:table-cell table:style-name="t3.B5" office:value-type="string">
            <text:p text:style-name="P15">$3-15</text:p>
          </table:table-cell>
          <table:table-cell table:style-name="t3.B5" office:value-type="string">
            <text:p text:style-name="P15">$3-25</text:p>
          </table:table-cell>
          <table:covered-table-cell/>
        </table:table-row>
        <table:table-row>
          <table:table-cell table:style-name="t3.A5" office:value-type="string">
            <text:p text:style-name="P14">70 мЗв/ч</text:p>
          </table:table-cell>
          <table:table-cell table:style-name="t3.B5" office:value-type="string">
            <text:p text:style-name="P15">$3-36</text:p>
          </table:table-cell>
          <table:table-cell table:style-name="t3.B5" office:value-type="string">
            <text:p text:style-name="P15">$3-46</text:p>
          </table:table-cell>
          <table:table-cell table:style-name="t3.B5" office:value-type="string">
            <text:p text:style-name="P15">$3-56</text:p>
          </table:table-cell>
          <table:table-cell table:style-name="t3.B5" office:value-type="string">
            <text:p text:style-name="P15">$3-66</text:p>
          </table:table-cell>
          <table:table-cell table:style-name="t3.B5" office:value-type="string">
            <text:p text:style-name="P15">$3-76</text:p>
          </table:table-cell>
          <table:table-cell table:style-name="t3.B5" office:value-type="string">
            <text:p text:style-name="P15">$3-86</text:p>
          </table:table-cell>
          <table:table-cell table:style-name="t3.B5" office:value-type="string">
            <text:p text:style-name="P15">$3-06</text:p>
          </table:table-cell>
          <table:table-cell table:style-name="t3.B5" office:value-type="string">
            <text:p text:style-name="P15">$3-16</text:p>
          </table:table-cell>
          <table:table-cell table:style-name="t3.B5" office:value-type="string">
            <text:p text:style-name="P15">$3-26</text:p>
          </table:table-cell>
          <table:covered-table-cell/>
        </table:table-row>
        <table:table-row>
          <table:table-cell table:style-name="t3.A5" office:value-type="string">
            <text:p text:style-name="P14"><text:span text:style-name="T24">0,7</text:span> Зв/ч</text:p>
          </table:table-cell>
          <table:table-cell table:style-name="t3.B5" office:value-type="string">
            <text:p text:style-name="P15">$3-37</text:p>
          </table:table-cell>
          <table:table-cell table:style-name="t3.B5" office:value-type="string">
            <text:p text:style-name="P15">$3-47</text:p>
          </table:table-cell>
          <table:table-cell table:style-name="t3.B5" office:value-type="string">
            <text:p text:style-name="P15">$3-57</text:p>
          </table:table-cell>
          <table:table-cell table:style-name="t3.B5" office:value-type="string">
            <text:p text:style-name="P15">$3-67</text:p>
          </table:table-cell>
          <table:table-cell table:style-name="t3.B5" office:value-type="string">
            <text:p text:style-name="P15">$3-77</text:p>
          </table:table-cell>
          <table:table-cell table:style-name="t3.B5" office:value-type="string">
            <text:p text:style-name="P15">$3-87</text:p>
          </table:table-cell>
          <table:table-cell table:style-name="t3.B5" office:value-type="string">
            <text:p text:style-name="P15">$3-07</text:p>
          </table:table-cell>
          <table:table-cell table:style-name="t3.B5" office:value-type="string">
            <text:p text:style-name="P15">$3-17</text:p>
          </table:table-cell>
          <table:table-cell table:style-name="t3.B5" office:value-type="string">
            <text:p text:style-name="P15">$3-27</text:p>
          </table:table-cell>
          <table:covered-table-cell/>
        </table:table-row>
        <table:table-row>
          <table:table-cell table:style-name="t3.A13" office:value-type="string">
            <text:p text:style-name="P14">7 Зв/ч</text:p>
          </table:table-cell>
          <table:table-cell table:style-name="t3.B13" office:value-type="string">
            <text:p text:style-name="P15"><text:span text:style-name="T14">$3-</text:span>3<text:span text:style-name="T14">8</text:span></text:p>
          </table:table-cell>
          <table:table-cell table:style-name="t3.B13" office:value-type="string">
            <text:p text:style-name="P15">$<text:span text:style-name="T14">3</text:span>-4<text:span text:style-name="T14">8</text:span></text:p>
          </table:table-cell>
          <table:table-cell table:style-name="t3.B13" office:value-type="string">
            <text:p text:style-name="P16">$3-58</text:p>
          </table:table-cell>
          <table:table-cell table:style-name="t3.B13" office:value-type="string">
            <text:p text:style-name="P16">$3-68</text:p>
          </table:table-cell>
          <table:table-cell table:style-name="t3.B13" office:value-type="string">
            <text:p text:style-name="P16">$3-78</text:p>
          </table:table-cell>
          <table:table-cell table:style-name="t3.B13" office:value-type="string">
            <text:p text:style-name="P16">$3-88</text:p>
          </table:table-cell>
          <table:table-cell table:style-name="t3.B13" office:value-type="string">
            <text:p text:style-name="P16">$3-08</text:p>
          </table:table-cell>
          <table:table-cell table:style-name="t3.B13" office:value-type="string">
            <text:p text:style-name="P16">$3-18</text:p>
          </table:table-cell>
          <table:table-cell table:style-name="t3.B13" office:value-type="string">
            <text:p text:style-name="P15"><text:span text:style-name="T14">$3-</text:span>2<text:span text:style-name="T14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8"><text:span text:style-name="T24">Дозиметр рентгеновского и гамма-излучения ДКС-</text:span>$type<text:span text:style-name="T24"> <text:s/>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4.B2" table:number-rows-spanned="3" office:value-type="string">
            <text:p text:style-name="P25">Номер источ-ника</text:p>
          </table:table-cell>
          <table:table-cell table:style-name="t4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4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5"><text:span text:style-name="T29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4.K2" table:number-rows-spanned="3" office:value-type="string">
            <text:p text:style-name="P27"><text:span text:style-name="T31">Предел основной </text:span><text:span text:style-name="T24">относи-тельной</text:span> <text:span text:style-name="T14">погреш-ности</text:span>, </text:p>
            <text:p text:style-name="P2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3">Фон, нЗв/ч</text:p>
          </table:table-cell>
          <table:table-cell table:style-name="t4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3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18">H</text:span><text:span text:style-name="T19">1</text:span></text:p>
          </table:table-cell>
          <table:table-cell table:style-name="t4.D3" office:value-type="string">
            <text:p text:style-name="P33"><text:span text:style-name="T15">H</text:span><text:span text:style-name="T19">2</text:span></text:p>
          </table:table-cell>
          <table:table-cell table:style-name="t4.D3" office:value-type="string">
            <text:p text:style-name="P33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<text:span text:style-name="T24">0,07</text:span> мкЗв/ч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4.A5" office:value-type="string">
            <text:p text:style-name="P14">0,7 мкЗв/ч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 мкЗв/ч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70 мкЗв/ч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5" office:value-type="string">
            <text:p text:style-name="P14">0.7 мЗв/ч</text:p>
          </table:table-cell>
          <table:table-cell table:style-name="t4.B5" office:value-type="string">
            <text:p text:style-name="P15">$4-34</text:p>
          </table:table-cell>
          <table:table-cell table:style-name="t4.B5" office:value-type="string">
            <text:p text:style-name="P15">$4-44</text:p>
          </table:table-cell>
          <table:table-cell table:style-name="t4.B5" office:value-type="string">
            <text:p text:style-name="P15">$4-54</text:p>
          </table:table-cell>
          <table:table-cell table:style-name="t4.B5" office:value-type="string">
            <text:p text:style-name="P15">$4-64</text:p>
          </table:table-cell>
          <table:table-cell table:style-name="t4.B5" office:value-type="string">
            <text:p text:style-name="P15">$4-74</text:p>
          </table:table-cell>
          <table:table-cell table:style-name="t4.B5" office:value-type="string">
            <text:p text:style-name="P15">$4-84</text:p>
          </table:table-cell>
          <table:table-cell table:style-name="t4.B5" office:value-type="string">
            <text:p text:style-name="P15">$4-04</text:p>
          </table:table-cell>
          <table:table-cell table:style-name="t4.B5" office:value-type="string">
            <text:p text:style-name="P15">$4-14</text:p>
          </table:table-cell>
          <table:table-cell table:style-name="t4.B5" office:value-type="string">
            <text:p text:style-name="P15">$4-24</text:p>
          </table:table-cell>
          <table:covered-table-cell/>
        </table:table-row>
        <table:table-row>
          <table:table-cell table:style-name="t4.A5" office:value-type="string">
            <text:p text:style-name="P14">7,0 мЗв/ч</text:p>
          </table:table-cell>
          <table:table-cell table:style-name="t4.B5" office:value-type="string">
            <text:p text:style-name="P15">$4-35</text:p>
          </table:table-cell>
          <table:table-cell table:style-name="t4.B5" office:value-type="string">
            <text:p text:style-name="P15">$4-45</text:p>
          </table:table-cell>
          <table:table-cell table:style-name="t4.B5" office:value-type="string">
            <text:p text:style-name="P15">$4-55</text:p>
          </table:table-cell>
          <table:table-cell table:style-name="t4.B5" office:value-type="string">
            <text:p text:style-name="P15">$4-65</text:p>
          </table:table-cell>
          <table:table-cell table:style-name="t4.B5" office:value-type="string">
            <text:p text:style-name="P15">$4-75</text:p>
          </table:table-cell>
          <table:table-cell table:style-name="t4.B5" office:value-type="string">
            <text:p text:style-name="P15">$4-85</text:p>
          </table:table-cell>
          <table:table-cell table:style-name="t4.B5" office:value-type="string">
            <text:p text:style-name="P15">$4-05</text:p>
          </table:table-cell>
          <table:table-cell table:style-name="t4.B5" office:value-type="string">
            <text:p text:style-name="P15">$4-15</text:p>
          </table:table-cell>
          <table:table-cell table:style-name="t4.B5" office:value-type="string">
            <text:p text:style-name="P15">$4-25</text:p>
          </table:table-cell>
          <table:covered-table-cell/>
        </table:table-row>
        <table:table-row>
          <table:table-cell table:style-name="t4.A5" office:value-type="string">
            <text:p text:style-name="P14">70 мЗв/ч</text:p>
          </table:table-cell>
          <table:table-cell table:style-name="t4.B5" office:value-type="string">
            <text:p text:style-name="P15">$4-36</text:p>
          </table:table-cell>
          <table:table-cell table:style-name="t4.B5" office:value-type="string">
            <text:p text:style-name="P15">$4-46</text:p>
          </table:table-cell>
          <table:table-cell table:style-name="t4.B5" office:value-type="string">
            <text:p text:style-name="P15">$4-56</text:p>
          </table:table-cell>
          <table:table-cell table:style-name="t4.B5" office:value-type="string">
            <text:p text:style-name="P15">$4-66</text:p>
          </table:table-cell>
          <table:table-cell table:style-name="t4.B5" office:value-type="string">
            <text:p text:style-name="P15">$4-76</text:p>
          </table:table-cell>
          <table:table-cell table:style-name="t4.B5" office:value-type="string">
            <text:p text:style-name="P15">$4-86</text:p>
          </table:table-cell>
          <table:table-cell table:style-name="t4.B5" office:value-type="string">
            <text:p text:style-name="P15">$4-06</text:p>
          </table:table-cell>
          <table:table-cell table:style-name="t4.B5" office:value-type="string">
            <text:p text:style-name="P15">$4-16</text:p>
          </table:table-cell>
          <table:table-cell table:style-name="t4.B5" office:value-type="string">
            <text:p text:style-name="P15">$4-26</text:p>
          </table:table-cell>
          <table:covered-table-cell/>
        </table:table-row>
        <table:table-row>
          <table:table-cell table:style-name="t4.A5" office:value-type="string">
            <text:p text:style-name="P14"><text:span text:style-name="T24">0,7</text:span> Зв/ч</text:p>
          </table:table-cell>
          <table:table-cell table:style-name="t4.B5" office:value-type="string">
            <text:p text:style-name="P15">$4-37</text:p>
          </table:table-cell>
          <table:table-cell table:style-name="t4.B5" office:value-type="string">
            <text:p text:style-name="P15">$4-47</text:p>
          </table:table-cell>
          <table:table-cell table:style-name="t4.B5" office:value-type="string">
            <text:p text:style-name="P15">$4-57</text:p>
          </table:table-cell>
          <table:table-cell table:style-name="t4.B5" office:value-type="string">
            <text:p text:style-name="P15">$4-67</text:p>
          </table:table-cell>
          <table:table-cell table:style-name="t4.B5" office:value-type="string">
            <text:p text:style-name="P15">$4-77</text:p>
          </table:table-cell>
          <table:table-cell table:style-name="t4.B5" office:value-type="string">
            <text:p text:style-name="P15">$4-87</text:p>
          </table:table-cell>
          <table:table-cell table:style-name="t4.B5" office:value-type="string">
            <text:p text:style-name="P15">$4-07</text:p>
          </table:table-cell>
          <table:table-cell table:style-name="t4.B5" office:value-type="string">
            <text:p text:style-name="P15">$4-17</text:p>
          </table:table-cell>
          <table:table-cell table:style-name="t4.B5" office:value-type="string">
            <text:p text:style-name="P15">$4-27</text:p>
          </table:table-cell>
          <table:covered-table-cell/>
        </table:table-row>
        <table:table-row>
          <table:table-cell table:style-name="t4.A13" office:value-type="string">
            <text:p text:style-name="P14">7 Зв/ч</text:p>
          </table:table-cell>
          <table:table-cell table:style-name="t4.B13" office:value-type="string">
            <text:p text:style-name="P15">$<text:span text:style-name="T14">4</text:span>-3<text:span text:style-name="T14">8</text:span></text:p>
          </table:table-cell>
          <table:table-cell table:style-name="t4.B13" office:value-type="string">
            <text:p text:style-name="P15"><text:span text:style-name="T14">$4-</text:span>4<text:span text:style-name="T14">8</text:span></text:p>
          </table:table-cell>
          <table:table-cell table:style-name="t4.B13" office:value-type="string">
            <text:p text:style-name="P16">$4-58</text:p>
          </table:table-cell>
          <table:table-cell table:style-name="t4.B13" office:value-type="string">
            <text:p text:style-name="P16">$4-68</text:p>
          </table:table-cell>
          <table:table-cell table:style-name="t4.B13" office:value-type="string">
            <text:p text:style-name="P15"><text:span text:style-name="T14">$4-</text:span>7<text:span text:style-name="T14">8</text:span></text:p>
          </table:table-cell>
          <table:table-cell table:style-name="t4.B13" office:value-type="string">
            <text:p text:style-name="P16">$4-88</text:p>
          </table:table-cell>
          <table:table-cell table:style-name="t4.B13" office:value-type="string">
            <text:p text:style-name="P16">$4-08</text:p>
          </table:table-cell>
          <table:table-cell table:style-name="t4.B13" office:value-type="string">
            <text:p text:style-name="P15">$<text:span text:style-name="T14">4</text:span>-1<text:span text:style-name="T14">8</text:span></text:p>
          </table:table-cell>
          <table:table-cell table:style-name="t4.B13" office:value-type="string">
            <text:p text:style-name="P15"><text:span text:style-name="T14">$4-</text:span>2<text:span text:style-name="T14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8"><text:span text:style-name="T24">Дозиметр рентгеновского и гамма-излучения ДКС-</text:span>$type<text:span text:style-name="T24"> <text:s/>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5.B2" table:number-rows-spanned="3" office:value-type="string">
            <text:p text:style-name="P25">Номер источ-ника</text:p>
          </table:table-cell>
          <table:table-cell table:style-name="t5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5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5"><text:span text:style-name="T29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5.K2" table:number-rows-spanned="3" office:value-type="string">
            <text:p text:style-name="P27"><text:span text:style-name="T31">Предел основной </text:span><text:span text:style-name="T24">относи-тельной</text:span> <text:span text:style-name="T14">погреш-ности</text:span>, </text:p>
            <text:p text:style-name="P2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3">Фон, нЗв/ч</text:p>
          </table:table-cell>
          <table:table-cell table:style-name="t5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3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18">H</text:span><text:span text:style-name="T19">1</text:span></text:p>
          </table:table-cell>
          <table:table-cell table:style-name="t5.D3" office:value-type="string">
            <text:p text:style-name="P33"><text:span text:style-name="T15">H</text:span><text:span text:style-name="T19">2</text:span></text:p>
          </table:table-cell>
          <table:table-cell table:style-name="t5.D3" office:value-type="string">
            <text:p text:style-name="P33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<text:span text:style-name="T24">0,07</text:span> мкЗв/ч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5.A5" office:value-type="string">
            <text:p text:style-name="P14">0,7 мкЗв/ч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 мкЗв/ч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70 мкЗв/ч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5" office:value-type="string">
            <text:p text:style-name="P14">0.7 мЗв/ч</text:p>
          </table:table-cell>
          <table:table-cell table:style-name="t5.B5" office:value-type="string">
            <text:p text:style-name="P15">$5-34</text:p>
          </table:table-cell>
          <table:table-cell table:style-name="t5.B5" office:value-type="string">
            <text:p text:style-name="P15">$5-44</text:p>
          </table:table-cell>
          <table:table-cell table:style-name="t5.B5" office:value-type="string">
            <text:p text:style-name="P15">$5-54</text:p>
          </table:table-cell>
          <table:table-cell table:style-name="t5.B5" office:value-type="string">
            <text:p text:style-name="P15">$5-64</text:p>
          </table:table-cell>
          <table:table-cell table:style-name="t5.B5" office:value-type="string">
            <text:p text:style-name="P15">$5-74</text:p>
          </table:table-cell>
          <table:table-cell table:style-name="t5.B5" office:value-type="string">
            <text:p text:style-name="P15">$5-84</text:p>
          </table:table-cell>
          <table:table-cell table:style-name="t5.B5" office:value-type="string">
            <text:p text:style-name="P15">$5-04</text:p>
          </table:table-cell>
          <table:table-cell table:style-name="t5.B5" office:value-type="string">
            <text:p text:style-name="P15">$5-14</text:p>
          </table:table-cell>
          <table:table-cell table:style-name="t5.B5" office:value-type="string">
            <text:p text:style-name="P15">$5-24</text:p>
          </table:table-cell>
          <table:covered-table-cell/>
        </table:table-row>
        <table:table-row>
          <table:table-cell table:style-name="t5.A5" office:value-type="string">
            <text:p text:style-name="P14">7,0 мЗв/ч</text:p>
          </table:table-cell>
          <table:table-cell table:style-name="t5.B5" office:value-type="string">
            <text:p text:style-name="P15">$5-35</text:p>
          </table:table-cell>
          <table:table-cell table:style-name="t5.B5" office:value-type="string">
            <text:p text:style-name="P15">$5-45</text:p>
          </table:table-cell>
          <table:table-cell table:style-name="t5.B5" office:value-type="string">
            <text:p text:style-name="P15">$5-55</text:p>
          </table:table-cell>
          <table:table-cell table:style-name="t5.B5" office:value-type="string">
            <text:p text:style-name="P15">$5-65</text:p>
          </table:table-cell>
          <table:table-cell table:style-name="t5.B5" office:value-type="string">
            <text:p text:style-name="P15">$5-75</text:p>
          </table:table-cell>
          <table:table-cell table:style-name="t5.B5" office:value-type="string">
            <text:p text:style-name="P15">$5-85</text:p>
          </table:table-cell>
          <table:table-cell table:style-name="t5.B5" office:value-type="string">
            <text:p text:style-name="P15">$5-05</text:p>
          </table:table-cell>
          <table:table-cell table:style-name="t5.B5" office:value-type="string">
            <text:p text:style-name="P15">$5-15</text:p>
          </table:table-cell>
          <table:table-cell table:style-name="t5.B5" office:value-type="string">
            <text:p text:style-name="P15">$5-25</text:p>
          </table:table-cell>
          <table:covered-table-cell/>
        </table:table-row>
        <table:table-row>
          <table:table-cell table:style-name="t5.A5" office:value-type="string">
            <text:p text:style-name="P14">70 мЗв/ч</text:p>
          </table:table-cell>
          <table:table-cell table:style-name="t5.B5" office:value-type="string">
            <text:p text:style-name="P15">$5-36</text:p>
          </table:table-cell>
          <table:table-cell table:style-name="t5.B5" office:value-type="string">
            <text:p text:style-name="P15">$5-46</text:p>
          </table:table-cell>
          <table:table-cell table:style-name="t5.B5" office:value-type="string">
            <text:p text:style-name="P15">$5-56</text:p>
          </table:table-cell>
          <table:table-cell table:style-name="t5.B5" office:value-type="string">
            <text:p text:style-name="P15">$5-66</text:p>
          </table:table-cell>
          <table:table-cell table:style-name="t5.B5" office:value-type="string">
            <text:p text:style-name="P15">$5-76</text:p>
          </table:table-cell>
          <table:table-cell table:style-name="t5.B5" office:value-type="string">
            <text:p text:style-name="P15">$5-86</text:p>
          </table:table-cell>
          <table:table-cell table:style-name="t5.B5" office:value-type="string">
            <text:p text:style-name="P15">$5-06</text:p>
          </table:table-cell>
          <table:table-cell table:style-name="t5.B5" office:value-type="string">
            <text:p text:style-name="P15">$5-16</text:p>
          </table:table-cell>
          <table:table-cell table:style-name="t5.B5" office:value-type="string">
            <text:p text:style-name="P15">$5-26</text:p>
          </table:table-cell>
          <table:covered-table-cell/>
        </table:table-row>
        <table:table-row>
          <table:table-cell table:style-name="t5.A5" office:value-type="string">
            <text:p text:style-name="P14"><text:span text:style-name="T24">0,7</text:span> Зв/ч</text:p>
          </table:table-cell>
          <table:table-cell table:style-name="t5.B5" office:value-type="string">
            <text:p text:style-name="P15">$5-37</text:p>
          </table:table-cell>
          <table:table-cell table:style-name="t5.B5" office:value-type="string">
            <text:p text:style-name="P15">$5-47</text:p>
          </table:table-cell>
          <table:table-cell table:style-name="t5.B5" office:value-type="string">
            <text:p text:style-name="P15">$5-57</text:p>
          </table:table-cell>
          <table:table-cell table:style-name="t5.B5" office:value-type="string">
            <text:p text:style-name="P15">$5-67</text:p>
          </table:table-cell>
          <table:table-cell table:style-name="t5.B5" office:value-type="string">
            <text:p text:style-name="P15">$5-77</text:p>
          </table:table-cell>
          <table:table-cell table:style-name="t5.B5" office:value-type="string">
            <text:p text:style-name="P15">$5-87</text:p>
          </table:table-cell>
          <table:table-cell table:style-name="t5.B5" office:value-type="string">
            <text:p text:style-name="P15">$5-07</text:p>
          </table:table-cell>
          <table:table-cell table:style-name="t5.B5" office:value-type="string">
            <text:p text:style-name="P15">$5-17</text:p>
          </table:table-cell>
          <table:table-cell table:style-name="t5.B5" office:value-type="string">
            <text:p text:style-name="P15">$5-27</text:p>
          </table:table-cell>
          <table:covered-table-cell/>
        </table:table-row>
        <table:table-row>
          <table:table-cell table:style-name="t5.A13" office:value-type="string">
            <text:p text:style-name="P14">7 Зв/ч</text:p>
          </table:table-cell>
          <table:table-cell table:style-name="t5.B13" office:value-type="string">
            <text:p text:style-name="P15">$<text:span text:style-name="T14">5</text:span>-3<text:span text:style-name="T14">8</text:span></text:p>
          </table:table-cell>
          <table:table-cell table:style-name="t5.B13" office:value-type="string">
            <text:p text:style-name="P16">$5-48</text:p>
          </table:table-cell>
          <table:table-cell table:style-name="t5.B13" office:value-type="string">
            <text:p text:style-name="P16">$5-58</text:p>
          </table:table-cell>
          <table:table-cell table:style-name="t5.B13" office:value-type="string">
            <text:p text:style-name="P16">$5-68</text:p>
          </table:table-cell>
          <table:table-cell table:style-name="t5.B13" office:value-type="string">
            <text:p text:style-name="P15">$<text:span text:style-name="T14">5</text:span>-7<text:span text:style-name="T14">8</text:span></text:p>
          </table:table-cell>
          <table:table-cell table:style-name="t5.B13" office:value-type="string">
            <text:p text:style-name="P15">$<text:span text:style-name="T14">5</text:span>-8<text:span text:style-name="T14">8</text:span></text:p>
          </table:table-cell>
          <table:table-cell table:style-name="t5.B13" office:value-type="string">
            <text:p text:style-name="P16">$5-08</text:p>
          </table:table-cell>
          <table:table-cell table:style-name="t5.B13" office:value-type="string">
            <text:p text:style-name="P16">$5-18</text:p>
          </table:table-cell>
          <table:table-cell table:style-name="t5.B13" office:value-type="string">
            <text:p text:style-name="P16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8"><text:span text:style-name="T24">Дозиметр рентгеновского и гамма-излучения ДКС-</text:span>$type<text:span text:style-name="T24"> <text:s/>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6.B2" table:number-rows-spanned="3" office:value-type="string">
            <text:p text:style-name="P25">Номер источ-ника</text:p>
          </table:table-cell>
          <table:table-cell table:style-name="t6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6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5"><text:span text:style-name="T29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6.K2" table:number-rows-spanned="3" office:value-type="string">
            <text:p text:style-name="P27"><text:span text:style-name="T31">Предел основной </text:span><text:span text:style-name="T24">относи-тельной</text:span> <text:span text:style-name="T14">погреш-ности</text:span>, </text:p>
            <text:p text:style-name="P2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3">Фон, нЗв/ч</text:p>
          </table:table-cell>
          <table:table-cell table:style-name="t6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3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18">H</text:span><text:span text:style-name="T19">1</text:span></text:p>
          </table:table-cell>
          <table:table-cell table:style-name="t6.D3" office:value-type="string">
            <text:p text:style-name="P33"><text:span text:style-name="T15">H</text:span><text:span text:style-name="T19">2</text:span></text:p>
          </table:table-cell>
          <table:table-cell table:style-name="t6.D3" office:value-type="string">
            <text:p text:style-name="P33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<text:span text:style-name="T24">0,07</text:span> мкЗв/ч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table-cell table:style-name="t6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6.A5" office:value-type="string">
            <text:p text:style-name="P14">0,7 мкЗв/ч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7 мкЗв/ч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5" office:value-type="string">
            <text:p text:style-name="P14">70 мкЗв/ч</text:p>
          </table:table-cell>
          <table:table-cell table:style-name="t6.B5" office:value-type="string">
            <text:p text:style-name="P15">$6-34</text:p>
          </table:table-cell>
          <table:table-cell table:style-name="t6.B5" office:value-type="string">
            <text:p text:style-name="P15">$6-44</text:p>
          </table:table-cell>
          <table:table-cell table:style-name="t6.B5" office:value-type="string">
            <text:p text:style-name="P15">$6-54</text:p>
          </table:table-cell>
          <table:table-cell table:style-name="t6.B5" office:value-type="string">
            <text:p text:style-name="P15">$6-64</text:p>
          </table:table-cell>
          <table:table-cell table:style-name="t6.B5" office:value-type="string">
            <text:p text:style-name="P15">$6-74</text:p>
          </table:table-cell>
          <table:table-cell table:style-name="t6.B5" office:value-type="string">
            <text:p text:style-name="P15">$6-84</text:p>
          </table:table-cell>
          <table:table-cell table:style-name="t6.B5" office:value-type="string">
            <text:p text:style-name="P15">$6-04</text:p>
          </table:table-cell>
          <table:table-cell table:style-name="t6.B5" office:value-type="string">
            <text:p text:style-name="P15">$6-14</text:p>
          </table:table-cell>
          <table:table-cell table:style-name="t6.B5" office:value-type="string">
            <text:p text:style-name="P15">$6-24</text:p>
          </table:table-cell>
          <table:covered-table-cell/>
        </table:table-row>
        <table:table-row>
          <table:table-cell table:style-name="t6.A5" office:value-type="string">
            <text:p text:style-name="P14">0.7 мЗв/ч</text:p>
          </table:table-cell>
          <table:table-cell table:style-name="t6.B5" office:value-type="string">
            <text:p text:style-name="P15">$6-35</text:p>
          </table:table-cell>
          <table:table-cell table:style-name="t6.B5" office:value-type="string">
            <text:p text:style-name="P15">$6-45</text:p>
          </table:table-cell>
          <table:table-cell table:style-name="t6.B5" office:value-type="string">
            <text:p text:style-name="P15">$6-55</text:p>
          </table:table-cell>
          <table:table-cell table:style-name="t6.B5" office:value-type="string">
            <text:p text:style-name="P15">$6-65</text:p>
          </table:table-cell>
          <table:table-cell table:style-name="t6.B5" office:value-type="string">
            <text:p text:style-name="P15">$6-75</text:p>
          </table:table-cell>
          <table:table-cell table:style-name="t6.B5" office:value-type="string">
            <text:p text:style-name="P15">$6-85</text:p>
          </table:table-cell>
          <table:table-cell table:style-name="t6.B5" office:value-type="string">
            <text:p text:style-name="P15">$6-05</text:p>
          </table:table-cell>
          <table:table-cell table:style-name="t6.B5" office:value-type="string">
            <text:p text:style-name="P15">$6-15</text:p>
          </table:table-cell>
          <table:table-cell table:style-name="t6.B5" office:value-type="string">
            <text:p text:style-name="P15">$6-25</text:p>
          </table:table-cell>
          <table:covered-table-cell/>
        </table:table-row>
        <table:table-row>
          <table:table-cell table:style-name="t6.A5" office:value-type="string">
            <text:p text:style-name="P14">7,0 мЗв/ч</text:p>
          </table:table-cell>
          <table:table-cell table:style-name="t6.B5" office:value-type="string">
            <text:p text:style-name="P15">$6-36</text:p>
          </table:table-cell>
          <table:table-cell table:style-name="t6.B5" office:value-type="string">
            <text:p text:style-name="P15">$6-46</text:p>
          </table:table-cell>
          <table:table-cell table:style-name="t6.B5" office:value-type="string">
            <text:p text:style-name="P15">$6-56</text:p>
          </table:table-cell>
          <table:table-cell table:style-name="t6.B5" office:value-type="string">
            <text:p text:style-name="P15">$6-66</text:p>
          </table:table-cell>
          <table:table-cell table:style-name="t6.B5" office:value-type="string">
            <text:p text:style-name="P15">$6-76</text:p>
          </table:table-cell>
          <table:table-cell table:style-name="t6.B5" office:value-type="string">
            <text:p text:style-name="P15">$6-86</text:p>
          </table:table-cell>
          <table:table-cell table:style-name="t6.B5" office:value-type="string">
            <text:p text:style-name="P15">$6-06</text:p>
          </table:table-cell>
          <table:table-cell table:style-name="t6.B5" office:value-type="string">
            <text:p text:style-name="P15">$6-16</text:p>
          </table:table-cell>
          <table:table-cell table:style-name="t6.B5" office:value-type="string">
            <text:p text:style-name="P15">$6-26</text:p>
          </table:table-cell>
          <table:covered-table-cell/>
        </table:table-row>
        <table:table-row>
          <table:table-cell table:style-name="t6.A5" office:value-type="string">
            <text:p text:style-name="P14">70 мЗв/ч</text:p>
          </table:table-cell>
          <table:table-cell table:style-name="t6.B5" office:value-type="string">
            <text:p text:style-name="P15">$6-37</text:p>
          </table:table-cell>
          <table:table-cell table:style-name="t6.B5" office:value-type="string">
            <text:p text:style-name="P15">$6-47</text:p>
          </table:table-cell>
          <table:table-cell table:style-name="t6.B5" office:value-type="string">
            <text:p text:style-name="P15">$6-57</text:p>
          </table:table-cell>
          <table:table-cell table:style-name="t6.B5" office:value-type="string">
            <text:p text:style-name="P15">$6-67</text:p>
          </table:table-cell>
          <table:table-cell table:style-name="t6.B5" office:value-type="string">
            <text:p text:style-name="P15">$6-77</text:p>
          </table:table-cell>
          <table:table-cell table:style-name="t6.B5" office:value-type="string">
            <text:p text:style-name="P15">$6-87</text:p>
          </table:table-cell>
          <table:table-cell table:style-name="t6.B5" office:value-type="string">
            <text:p text:style-name="P15">$6-07</text:p>
          </table:table-cell>
          <table:table-cell table:style-name="t6.B5" office:value-type="string">
            <text:p text:style-name="P15">$6-17</text:p>
          </table:table-cell>
          <table:table-cell table:style-name="t6.B5" office:value-type="string">
            <text:p text:style-name="P15">$6-27</text:p>
          </table:table-cell>
          <table:covered-table-cell/>
        </table:table-row>
        <table:table-row>
          <table:table-cell table:style-name="t6.A5" office:value-type="string">
            <text:p text:style-name="P14"><text:span text:style-name="T24">0,7</text:span> Зв/ч</text:p>
          </table:table-cell>
          <table:table-cell table:style-name="t6.B5" office:value-type="string">
            <text:p text:style-name="P15">$6-38</text:p>
          </table:table-cell>
          <table:table-cell table:style-name="t6.B5" office:value-type="string">
            <text:p text:style-name="P15">$6-48</text:p>
          </table:table-cell>
          <table:table-cell table:style-name="t6.B5" office:value-type="string">
            <text:p text:style-name="P15">$6-58</text:p>
          </table:table-cell>
          <table:table-cell table:style-name="t6.B5" office:value-type="string">
            <text:p text:style-name="P15">$6-68</text:p>
          </table:table-cell>
          <table:table-cell table:style-name="t6.B5" office:value-type="string">
            <text:p text:style-name="P15">$6-78</text:p>
          </table:table-cell>
          <table:table-cell table:style-name="t6.B5" office:value-type="string">
            <text:p text:style-name="P15">$6-88</text:p>
          </table:table-cell>
          <table:table-cell table:style-name="t6.B5" office:value-type="string">
            <text:p text:style-name="P15">$6-08</text:p>
          </table:table-cell>
          <table:table-cell table:style-name="t6.B5" office:value-type="string">
            <text:p text:style-name="P15">$6-18</text:p>
          </table:table-cell>
          <table:table-cell table:style-name="t6.B5" office:value-type="string">
            <text:p text:style-name="P15">$6-28</text:p>
          </table:table-cell>
          <table:covered-table-cell/>
        </table:table-row>
        <table:table-row>
          <table:table-cell table:style-name="t6.A13" office:value-type="string">
            <text:p text:style-name="P14">7 Зв/ч</text:p>
          </table:table-cell>
          <table:table-cell table:style-name="t6.B13" office:value-type="string">
            <text:p text:style-name="P15"><text:span text:style-name="T14">$6-</text:span>3<text:span text:style-name="T14">8</text:span></text:p>
          </table:table-cell>
          <table:table-cell table:style-name="t6.B13" office:value-type="string">
            <text:p text:style-name="P16">$6-48</text:p>
          </table:table-cell>
          <table:table-cell table:style-name="t6.B13" office:value-type="string">
            <text:p text:style-name="P15"><text:span text:style-name="T14">$6-</text:span>5<text:span text:style-name="T14">8</text:span></text:p>
          </table:table-cell>
          <table:table-cell table:style-name="t6.B13" office:value-type="string">
            <text:p text:style-name="P16">$6-68</text:p>
          </table:table-cell>
          <table:table-cell table:style-name="t6.B13" office:value-type="string">
            <text:p text:style-name="P16">$6-78</text:p>
          </table:table-cell>
          <table:table-cell table:style-name="t6.B13" office:value-type="string">
            <text:p text:style-name="P16">$6-88</text:p>
          </table:table-cell>
          <table:table-cell table:style-name="t6.B13" office:value-type="string">
            <text:p text:style-name="P16">$6-08</text:p>
          </table:table-cell>
          <table:table-cell table:style-name="t6.B13" office:value-type="string">
            <text:p text:style-name="P15"><text:span text:style-name="T14">$6-</text:span>1<text:span text:style-name="T14">8</text:span></text:p>
          </table:table-cell>
          <table:table-cell table:style-name="t6.B13" office:value-type="string">
            <text:p text:style-name="P16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8"><text:span text:style-name="T24">Дозиметр рентгеновского и гамма-излучения ДКС-</text:span>$type<text:span text:style-name="T24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7.B2" table:number-rows-spanned="3" office:value-type="string">
            <text:p text:style-name="P25">Номер источ-ника</text:p>
          </table:table-cell>
          <table:table-cell table:style-name="t7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7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5"><text:span text:style-name="T29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7.K2" table:number-rows-spanned="3" office:value-type="string">
            <text:p text:style-name="P27"><text:span text:style-name="T31">Предел основной </text:span><text:span text:style-name="T24">относи-тельной</text:span> <text:span text:style-name="T14">погреш-ности</text:span>, </text:p>
            <text:p text:style-name="P2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3">Фон, нЗв/ч</text:p>
          </table:table-cell>
          <table:table-cell table:style-name="t7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3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18">H</text:span><text:span text:style-name="T19">1</text:span></text:p>
          </table:table-cell>
          <table:table-cell table:style-name="t7.D3" office:value-type="string">
            <text:p text:style-name="P33"><text:span text:style-name="T15">H</text:span><text:span text:style-name="T19">2</text:span></text:p>
          </table:table-cell>
          <table:table-cell table:style-name="t7.D3" office:value-type="string">
            <text:p text:style-name="P33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<text:span text:style-name="T24">0,07</text:span> мкЗв/ч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7.A5" office:value-type="string">
            <text:p text:style-name="P14">0,7 мкЗв/ч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 мкЗв/ч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70 мкЗв/ч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5" office:value-type="string">
            <text:p text:style-name="P14">0.7 мЗв/ч</text:p>
          </table:table-cell>
          <table:table-cell table:style-name="t7.B5" office:value-type="string">
            <text:p text:style-name="P15">$7-34</text:p>
          </table:table-cell>
          <table:table-cell table:style-name="t7.B5" office:value-type="string">
            <text:p text:style-name="P15">$7-44</text:p>
          </table:table-cell>
          <table:table-cell table:style-name="t7.B5" office:value-type="string">
            <text:p text:style-name="P15">$7-54</text:p>
          </table:table-cell>
          <table:table-cell table:style-name="t7.B5" office:value-type="string">
            <text:p text:style-name="P15">$7-64</text:p>
          </table:table-cell>
          <table:table-cell table:style-name="t7.B5" office:value-type="string">
            <text:p text:style-name="P15">$7-74</text:p>
          </table:table-cell>
          <table:table-cell table:style-name="t7.B5" office:value-type="string">
            <text:p text:style-name="P15">$7-84</text:p>
          </table:table-cell>
          <table:table-cell table:style-name="t7.B5" office:value-type="string">
            <text:p text:style-name="P15">$7-04</text:p>
          </table:table-cell>
          <table:table-cell table:style-name="t7.B5" office:value-type="string">
            <text:p text:style-name="P15">$7-14</text:p>
          </table:table-cell>
          <table:table-cell table:style-name="t7.B5" office:value-type="string">
            <text:p text:style-name="P15">$7-24</text:p>
          </table:table-cell>
          <table:covered-table-cell/>
        </table:table-row>
        <table:table-row>
          <table:table-cell table:style-name="t7.A5" office:value-type="string">
            <text:p text:style-name="P14">7,0 мЗв/ч</text:p>
          </table:table-cell>
          <table:table-cell table:style-name="t7.B5" office:value-type="string">
            <text:p text:style-name="P15">$7-35</text:p>
          </table:table-cell>
          <table:table-cell table:style-name="t7.B5" office:value-type="string">
            <text:p text:style-name="P15">$7-45</text:p>
          </table:table-cell>
          <table:table-cell table:style-name="t7.B5" office:value-type="string">
            <text:p text:style-name="P15">$7-55</text:p>
          </table:table-cell>
          <table:table-cell table:style-name="t7.B5" office:value-type="string">
            <text:p text:style-name="P15">$7-65</text:p>
          </table:table-cell>
          <table:table-cell table:style-name="t7.B5" office:value-type="string">
            <text:p text:style-name="P15">$7-75</text:p>
          </table:table-cell>
          <table:table-cell table:style-name="t7.B5" office:value-type="string">
            <text:p text:style-name="P15">$7-85</text:p>
          </table:table-cell>
          <table:table-cell table:style-name="t7.B5" office:value-type="string">
            <text:p text:style-name="P15">$7-05</text:p>
          </table:table-cell>
          <table:table-cell table:style-name="t7.B5" office:value-type="string">
            <text:p text:style-name="P15">$7-15</text:p>
          </table:table-cell>
          <table:table-cell table:style-name="t7.B5" office:value-type="string">
            <text:p text:style-name="P15">$7-25</text:p>
          </table:table-cell>
          <table:covered-table-cell/>
        </table:table-row>
        <table:table-row>
          <table:table-cell table:style-name="t7.A5" office:value-type="string">
            <text:p text:style-name="P14">70 мЗв/ч</text:p>
          </table:table-cell>
          <table:table-cell table:style-name="t7.B5" office:value-type="string">
            <text:p text:style-name="P15">$7-36</text:p>
          </table:table-cell>
          <table:table-cell table:style-name="t7.B5" office:value-type="string">
            <text:p text:style-name="P15">$7-46</text:p>
          </table:table-cell>
          <table:table-cell table:style-name="t7.B5" office:value-type="string">
            <text:p text:style-name="P15">$7-56</text:p>
          </table:table-cell>
          <table:table-cell table:style-name="t7.B5" office:value-type="string">
            <text:p text:style-name="P15">$7-66</text:p>
          </table:table-cell>
          <table:table-cell table:style-name="t7.B5" office:value-type="string">
            <text:p text:style-name="P15">$7-76</text:p>
          </table:table-cell>
          <table:table-cell table:style-name="t7.B5" office:value-type="string">
            <text:p text:style-name="P15">$7-86</text:p>
          </table:table-cell>
          <table:table-cell table:style-name="t7.B5" office:value-type="string">
            <text:p text:style-name="P15">$7-06</text:p>
          </table:table-cell>
          <table:table-cell table:style-name="t7.B5" office:value-type="string">
            <text:p text:style-name="P15">$7-16</text:p>
          </table:table-cell>
          <table:table-cell table:style-name="t7.B5" office:value-type="string">
            <text:p text:style-name="P15">$7-26</text:p>
          </table:table-cell>
          <table:covered-table-cell/>
        </table:table-row>
        <table:table-row>
          <table:table-cell table:style-name="t7.A5" office:value-type="string">
            <text:p text:style-name="P14"><text:span text:style-name="T24">0,7</text:span> Зв/ч</text:p>
          </table:table-cell>
          <table:table-cell table:style-name="t7.B5" office:value-type="string">
            <text:p text:style-name="P15">$7-37</text:p>
          </table:table-cell>
          <table:table-cell table:style-name="t7.B5" office:value-type="string">
            <text:p text:style-name="P15">$7-47</text:p>
          </table:table-cell>
          <table:table-cell table:style-name="t7.B5" office:value-type="string">
            <text:p text:style-name="P15">$7-57</text:p>
          </table:table-cell>
          <table:table-cell table:style-name="t7.B5" office:value-type="string">
            <text:p text:style-name="P15">$7-67</text:p>
          </table:table-cell>
          <table:table-cell table:style-name="t7.B5" office:value-type="string">
            <text:p text:style-name="P15">$7-77</text:p>
          </table:table-cell>
          <table:table-cell table:style-name="t7.B5" office:value-type="string">
            <text:p text:style-name="P15">$7-87</text:p>
          </table:table-cell>
          <table:table-cell table:style-name="t7.B5" office:value-type="string">
            <text:p text:style-name="P15">$7-07</text:p>
          </table:table-cell>
          <table:table-cell table:style-name="t7.B5" office:value-type="string">
            <text:p text:style-name="P15">$7-17</text:p>
          </table:table-cell>
          <table:table-cell table:style-name="t7.B5" office:value-type="string">
            <text:p text:style-name="P15">$7-27</text:p>
          </table:table-cell>
          <table:covered-table-cell/>
        </table:table-row>
        <table:table-row>
          <table:table-cell table:style-name="t7.A13" office:value-type="string">
            <text:p text:style-name="P14">7 Зв/ч</text:p>
          </table:table-cell>
          <table:table-cell table:style-name="t7.B13" office:value-type="string">
            <text:p text:style-name="P15"><text:span text:style-name="T14">$7-</text:span>3<text:span text:style-name="T14">8</text:span></text:p>
          </table:table-cell>
          <table:table-cell table:style-name="t7.B13" office:value-type="string">
            <text:p text:style-name="P15">$<text:span text:style-name="T14">7</text:span>-4<text:span text:style-name="T14">8</text:span></text:p>
          </table:table-cell>
          <table:table-cell table:style-name="t7.B13" office:value-type="string">
            <text:p text:style-name="P15">$<text:span text:style-name="T14">7</text:span>-5<text:span text:style-name="T14">8</text:span></text:p>
          </table:table-cell>
          <table:table-cell table:style-name="t7.B13" office:value-type="string">
            <text:p text:style-name="P15"><text:span text:style-name="T14">$7-</text:span>6<text:span text:style-name="T14">8</text:span></text:p>
          </table:table-cell>
          <table:table-cell table:style-name="t7.B13" office:value-type="string">
            <text:p text:style-name="P16">$7-78</text:p>
          </table:table-cell>
          <table:table-cell table:style-name="t7.B13" office:value-type="string">
            <text:p text:style-name="P15"><text:span text:style-name="T14">$7-</text:span>8<text:span text:style-name="T14">8</text:span></text:p>
          </table:table-cell>
          <table:table-cell table:style-name="t7.B13" office:value-type="string">
            <text:p text:style-name="P16">$7-08</text:p>
          </table:table-cell>
          <table:table-cell table:style-name="t7.B13" office:value-type="string">
            <text:p text:style-name="P16">$7-18</text:p>
          </table:table-cell>
          <table:table-cell table:style-name="t7.B13" office:value-type="string">
            <text:p text:style-name="P16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8"><text:span text:style-name="T24">Дозиметр рентгеновского и гамма-излучения ДКС-</text:span>$type<text:span text:style-name="T24"> <text:s/>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7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8.B2" table:number-rows-spanned="3" office:value-type="string">
            <text:p text:style-name="P25">Номер источ-ника</text:p>
          </table:table-cell>
          <table:table-cell table:style-name="t8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8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5"><text:span text:style-name="T29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8.K2" table:number-rows-spanned="3" office:value-type="string">
            <text:p text:style-name="P27"><text:span text:style-name="T31">Предел основной </text:span><text:span text:style-name="T24">относи-тельной</text:span> <text:span text:style-name="T14">погреш-ности</text:span>, </text:p>
            <text:p text:style-name="P2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3">Фон, нЗв/ч</text:p>
          </table:table-cell>
          <table:table-cell table:style-name="t8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3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18">H</text:span><text:span text:style-name="T19">1</text:span></text:p>
          </table:table-cell>
          <table:table-cell table:style-name="t8.D3" office:value-type="string">
            <text:p text:style-name="P33"><text:span text:style-name="T15">H</text:span><text:span text:style-name="T19">2</text:span></text:p>
          </table:table-cell>
          <table:table-cell table:style-name="t8.D3" office:value-type="string">
            <text:p text:style-name="P33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<text:span text:style-name="T24">0,07</text:span> мкЗв/ч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8.A5" office:value-type="string">
            <text:p text:style-name="P14">0,7 мкЗв/ч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 мкЗв/ч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70 мкЗв/ч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5" office:value-type="string">
            <text:p text:style-name="P14">0.7 мЗв/ч</text:p>
          </table:table-cell>
          <table:table-cell table:style-name="t8.B5" office:value-type="string">
            <text:p text:style-name="P15">$8-34</text:p>
          </table:table-cell>
          <table:table-cell table:style-name="t8.B5" office:value-type="string">
            <text:p text:style-name="P15">$8-44</text:p>
          </table:table-cell>
          <table:table-cell table:style-name="t8.B5" office:value-type="string">
            <text:p text:style-name="P15">$8-54</text:p>
          </table:table-cell>
          <table:table-cell table:style-name="t8.B5" office:value-type="string">
            <text:p text:style-name="P15">$8-64</text:p>
          </table:table-cell>
          <table:table-cell table:style-name="t8.B5" office:value-type="string">
            <text:p text:style-name="P15">$8-74</text:p>
          </table:table-cell>
          <table:table-cell table:style-name="t8.B5" office:value-type="string">
            <text:p text:style-name="P15">$8-84</text:p>
          </table:table-cell>
          <table:table-cell table:style-name="t8.B5" office:value-type="string">
            <text:p text:style-name="P15">$8-04</text:p>
          </table:table-cell>
          <table:table-cell table:style-name="t8.B5" office:value-type="string">
            <text:p text:style-name="P15">$8-14</text:p>
          </table:table-cell>
          <table:table-cell table:style-name="t8.B5" office:value-type="string">
            <text:p text:style-name="P15">$8-24</text:p>
          </table:table-cell>
          <table:covered-table-cell/>
        </table:table-row>
        <table:table-row>
          <table:table-cell table:style-name="t8.A5" office:value-type="string">
            <text:p text:style-name="P14">7,0 мЗв/ч</text:p>
          </table:table-cell>
          <table:table-cell table:style-name="t8.B5" office:value-type="string">
            <text:p text:style-name="P15">$8-35</text:p>
          </table:table-cell>
          <table:table-cell table:style-name="t8.B5" office:value-type="string">
            <text:p text:style-name="P15">$8-45</text:p>
          </table:table-cell>
          <table:table-cell table:style-name="t8.B5" office:value-type="string">
            <text:p text:style-name="P15">$8-55</text:p>
          </table:table-cell>
          <table:table-cell table:style-name="t8.B5" office:value-type="string">
            <text:p text:style-name="P15">$8-65</text:p>
          </table:table-cell>
          <table:table-cell table:style-name="t8.B5" office:value-type="string">
            <text:p text:style-name="P15">$8-75</text:p>
          </table:table-cell>
          <table:table-cell table:style-name="t8.B5" office:value-type="string">
            <text:p text:style-name="P15">$8-85</text:p>
          </table:table-cell>
          <table:table-cell table:style-name="t8.B5" office:value-type="string">
            <text:p text:style-name="P15">$8-05</text:p>
          </table:table-cell>
          <table:table-cell table:style-name="t8.B5" office:value-type="string">
            <text:p text:style-name="P15">$8-15</text:p>
          </table:table-cell>
          <table:table-cell table:style-name="t8.B5" office:value-type="string">
            <text:p text:style-name="P15">$8-25</text:p>
          </table:table-cell>
          <table:covered-table-cell/>
        </table:table-row>
        <table:table-row>
          <table:table-cell table:style-name="t8.A5" office:value-type="string">
            <text:p text:style-name="P14">70 мЗв/ч</text:p>
          </table:table-cell>
          <table:table-cell table:style-name="t8.B5" office:value-type="string">
            <text:p text:style-name="P15">$8-36</text:p>
          </table:table-cell>
          <table:table-cell table:style-name="t8.B5" office:value-type="string">
            <text:p text:style-name="P15">$8-46</text:p>
          </table:table-cell>
          <table:table-cell table:style-name="t8.B5" office:value-type="string">
            <text:p text:style-name="P15">$8-56</text:p>
          </table:table-cell>
          <table:table-cell table:style-name="t8.B5" office:value-type="string">
            <text:p text:style-name="P15">$8-66</text:p>
          </table:table-cell>
          <table:table-cell table:style-name="t8.B5" office:value-type="string">
            <text:p text:style-name="P15">$8-76</text:p>
          </table:table-cell>
          <table:table-cell table:style-name="t8.B5" office:value-type="string">
            <text:p text:style-name="P15">$8-86</text:p>
          </table:table-cell>
          <table:table-cell table:style-name="t8.B5" office:value-type="string">
            <text:p text:style-name="P15">$8-06</text:p>
          </table:table-cell>
          <table:table-cell table:style-name="t8.B5" office:value-type="string">
            <text:p text:style-name="P15">$8-16</text:p>
          </table:table-cell>
          <table:table-cell table:style-name="t8.B5" office:value-type="string">
            <text:p text:style-name="P15">$8-26</text:p>
          </table:table-cell>
          <table:covered-table-cell/>
        </table:table-row>
        <table:table-row>
          <table:table-cell table:style-name="t8.A5" office:value-type="string">
            <text:p text:style-name="P14"><text:span text:style-name="T24">0,7</text:span> Зв/ч</text:p>
          </table:table-cell>
          <table:table-cell table:style-name="t8.B5" office:value-type="string">
            <text:p text:style-name="P15">$8-37</text:p>
          </table:table-cell>
          <table:table-cell table:style-name="t8.B5" office:value-type="string">
            <text:p text:style-name="P15">$8-47</text:p>
          </table:table-cell>
          <table:table-cell table:style-name="t8.B5" office:value-type="string">
            <text:p text:style-name="P15">$8-57</text:p>
          </table:table-cell>
          <table:table-cell table:style-name="t8.B5" office:value-type="string">
            <text:p text:style-name="P15">$8-67</text:p>
          </table:table-cell>
          <table:table-cell table:style-name="t8.B5" office:value-type="string">
            <text:p text:style-name="P15">$8-77</text:p>
          </table:table-cell>
          <table:table-cell table:style-name="t8.B5" office:value-type="string">
            <text:p text:style-name="P15">$8-87</text:p>
          </table:table-cell>
          <table:table-cell table:style-name="t8.B5" office:value-type="string">
            <text:p text:style-name="P15">$8-07</text:p>
          </table:table-cell>
          <table:table-cell table:style-name="t8.B5" office:value-type="string">
            <text:p text:style-name="P15">$8-17</text:p>
          </table:table-cell>
          <table:table-cell table:style-name="t8.B5" office:value-type="string">
            <text:p text:style-name="P15">$8-27</text:p>
          </table:table-cell>
          <table:covered-table-cell/>
        </table:table-row>
        <table:table-row>
          <table:table-cell table:style-name="t8.A13" office:value-type="string">
            <text:p text:style-name="P14">7 Зв/ч</text:p>
          </table:table-cell>
          <table:table-cell table:style-name="t8.B13" office:value-type="string">
            <text:p text:style-name="P15"><text:span text:style-name="T14">$8-</text:span>3<text:span text:style-name="T14">8</text:span></text:p>
          </table:table-cell>
          <table:table-cell table:style-name="t8.B13" office:value-type="string">
            <text:p text:style-name="P15">$<text:span text:style-name="T14">8</text:span>-4<text:span text:style-name="T14">8</text:span></text:p>
          </table:table-cell>
          <table:table-cell table:style-name="t8.B13" office:value-type="string">
            <text:p text:style-name="P15">$<text:span text:style-name="T14">8</text:span>-5<text:span text:style-name="T14">8</text:span></text:p>
          </table:table-cell>
          <table:table-cell table:style-name="t8.B13" office:value-type="string">
            <text:p text:style-name="P16">$8-68</text:p>
          </table:table-cell>
          <table:table-cell table:style-name="t8.B13" office:value-type="string">
            <text:p text:style-name="P16">$8-78</text:p>
          </table:table-cell>
          <table:table-cell table:style-name="t8.B13" office:value-type="string">
            <text:p text:style-name="P16">$8-88</text:p>
          </table:table-cell>
          <table:table-cell table:style-name="t8.B13" office:value-type="string">
            <text:p text:style-name="P15">$<text:span text:style-name="T14">8</text:span>-0<text:span text:style-name="T14">8</text:span></text:p>
          </table:table-cell>
          <table:table-cell table:style-name="t8.B13" office:value-type="string">
            <text:p text:style-name="P16">$8-18</text:p>
          </table:table-cell>
          <table:table-cell table:style-name="t8.B13" office:value-type="string">
            <text:p text:style-name="P16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8"><text:span text:style-name="T24">Дозиметр рентгеновского и гамма-излучения ДКС-</text:span>$type<text:span text:style-name="T24"> <text:s/>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9.B2" table:number-rows-spanned="3" office:value-type="string">
            <text:p text:style-name="P25">Номер источ-ника</text:p>
          </table:table-cell>
          <table:table-cell table:style-name="t9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9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5"><text:span text:style-name="T29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9.K2" table:number-rows-spanned="3" office:value-type="string">
            <text:p text:style-name="P27"><text:span text:style-name="T31">Предел основной </text:span><text:span text:style-name="T24">относи-тельной</text:span> <text:span text:style-name="T14">погреш-ности</text:span>, </text:p>
            <text:p text:style-name="P2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3">Фон, нЗв/ч</text:p>
          </table:table-cell>
          <table:table-cell table:style-name="t9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3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18">H</text:span><text:span text:style-name="T19">1</text:span></text:p>
          </table:table-cell>
          <table:table-cell table:style-name="t9.D3" office:value-type="string">
            <text:p text:style-name="P33"><text:span text:style-name="T15">H</text:span><text:span text:style-name="T19">2</text:span></text:p>
          </table:table-cell>
          <table:table-cell table:style-name="t9.D3" office:value-type="string">
            <text:p text:style-name="P33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<text:span text:style-name="T24">0,07</text:span> мкЗв/ч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9.A5" office:value-type="string">
            <text:p text:style-name="P14">0,7 мкЗв/ч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 мкЗв/ч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70 мкЗв/ч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5" office:value-type="string">
            <text:p text:style-name="P14">0.7 мЗв/ч</text:p>
          </table:table-cell>
          <table:table-cell table:style-name="t9.B5" office:value-type="string">
            <text:p text:style-name="P15">$9-34</text:p>
          </table:table-cell>
          <table:table-cell table:style-name="t9.B5" office:value-type="string">
            <text:p text:style-name="P15">$9-44</text:p>
          </table:table-cell>
          <table:table-cell table:style-name="t9.B5" office:value-type="string">
            <text:p text:style-name="P15">$9-54</text:p>
          </table:table-cell>
          <table:table-cell table:style-name="t9.B5" office:value-type="string">
            <text:p text:style-name="P15">$9-64</text:p>
          </table:table-cell>
          <table:table-cell table:style-name="t9.B5" office:value-type="string">
            <text:p text:style-name="P15">$9-74</text:p>
          </table:table-cell>
          <table:table-cell table:style-name="t9.B5" office:value-type="string">
            <text:p text:style-name="P15">$9-84</text:p>
          </table:table-cell>
          <table:table-cell table:style-name="t9.B5" office:value-type="string">
            <text:p text:style-name="P15">$9-04</text:p>
          </table:table-cell>
          <table:table-cell table:style-name="t9.B5" office:value-type="string">
            <text:p text:style-name="P15">$9-14</text:p>
          </table:table-cell>
          <table:table-cell table:style-name="t9.B5" office:value-type="string">
            <text:p text:style-name="P15">$9-24</text:p>
          </table:table-cell>
          <table:covered-table-cell/>
        </table:table-row>
        <table:table-row>
          <table:table-cell table:style-name="t9.A5" office:value-type="string">
            <text:p text:style-name="P14">7,0 мЗв/ч</text:p>
          </table:table-cell>
          <table:table-cell table:style-name="t9.B5" office:value-type="string">
            <text:p text:style-name="P15">$9-35</text:p>
          </table:table-cell>
          <table:table-cell table:style-name="t9.B5" office:value-type="string">
            <text:p text:style-name="P15">$9-45</text:p>
          </table:table-cell>
          <table:table-cell table:style-name="t9.B5" office:value-type="string">
            <text:p text:style-name="P15">$9-55</text:p>
          </table:table-cell>
          <table:table-cell table:style-name="t9.B5" office:value-type="string">
            <text:p text:style-name="P15">$9-65</text:p>
          </table:table-cell>
          <table:table-cell table:style-name="t9.B5" office:value-type="string">
            <text:p text:style-name="P15">$9-75</text:p>
          </table:table-cell>
          <table:table-cell table:style-name="t9.B5" office:value-type="string">
            <text:p text:style-name="P15">$9-85</text:p>
          </table:table-cell>
          <table:table-cell table:style-name="t9.B5" office:value-type="string">
            <text:p text:style-name="P15">$9-05</text:p>
          </table:table-cell>
          <table:table-cell table:style-name="t9.B5" office:value-type="string">
            <text:p text:style-name="P15">$9-15</text:p>
          </table:table-cell>
          <table:table-cell table:style-name="t9.B5" office:value-type="string">
            <text:p text:style-name="P15">$9-25</text:p>
          </table:table-cell>
          <table:covered-table-cell/>
        </table:table-row>
        <table:table-row>
          <table:table-cell table:style-name="t9.A5" office:value-type="string">
            <text:p text:style-name="P14">70 мЗв/ч</text:p>
          </table:table-cell>
          <table:table-cell table:style-name="t9.B5" office:value-type="string">
            <text:p text:style-name="P15">$9-36</text:p>
          </table:table-cell>
          <table:table-cell table:style-name="t9.B5" office:value-type="string">
            <text:p text:style-name="P15">$9-46</text:p>
          </table:table-cell>
          <table:table-cell table:style-name="t9.B5" office:value-type="string">
            <text:p text:style-name="P15">$9-56</text:p>
          </table:table-cell>
          <table:table-cell table:style-name="t9.B5" office:value-type="string">
            <text:p text:style-name="P15">$9-66</text:p>
          </table:table-cell>
          <table:table-cell table:style-name="t9.B5" office:value-type="string">
            <text:p text:style-name="P15">$9-76</text:p>
          </table:table-cell>
          <table:table-cell table:style-name="t9.B5" office:value-type="string">
            <text:p text:style-name="P15">$9-86</text:p>
          </table:table-cell>
          <table:table-cell table:style-name="t9.B5" office:value-type="string">
            <text:p text:style-name="P15">$9-06</text:p>
          </table:table-cell>
          <table:table-cell table:style-name="t9.B5" office:value-type="string">
            <text:p text:style-name="P15">$9-16</text:p>
          </table:table-cell>
          <table:table-cell table:style-name="t9.B5" office:value-type="string">
            <text:p text:style-name="P15">$9-26</text:p>
          </table:table-cell>
          <table:covered-table-cell/>
        </table:table-row>
        <table:table-row>
          <table:table-cell table:style-name="t9.A5" office:value-type="string">
            <text:p text:style-name="P14"><text:span text:style-name="T24">0,7</text:span> Зв/ч</text:p>
          </table:table-cell>
          <table:table-cell table:style-name="t9.B5" office:value-type="string">
            <text:p text:style-name="P15">$9-37</text:p>
          </table:table-cell>
          <table:table-cell table:style-name="t9.B5" office:value-type="string">
            <text:p text:style-name="P15">$9-47</text:p>
          </table:table-cell>
          <table:table-cell table:style-name="t9.B5" office:value-type="string">
            <text:p text:style-name="P15">$9-57</text:p>
          </table:table-cell>
          <table:table-cell table:style-name="t9.B5" office:value-type="string">
            <text:p text:style-name="P15">$9-67</text:p>
          </table:table-cell>
          <table:table-cell table:style-name="t9.B5" office:value-type="string">
            <text:p text:style-name="P15">$9-77</text:p>
          </table:table-cell>
          <table:table-cell table:style-name="t9.B5" office:value-type="string">
            <text:p text:style-name="P15">$9-87</text:p>
          </table:table-cell>
          <table:table-cell table:style-name="t9.B5" office:value-type="string">
            <text:p text:style-name="P15">$9-07</text:p>
          </table:table-cell>
          <table:table-cell table:style-name="t9.B5" office:value-type="string">
            <text:p text:style-name="P15">$9-17</text:p>
          </table:table-cell>
          <table:table-cell table:style-name="t9.B5" office:value-type="string">
            <text:p text:style-name="P15">$9-27</text:p>
          </table:table-cell>
          <table:covered-table-cell/>
        </table:table-row>
        <table:table-row>
          <table:table-cell table:style-name="t9.A13" office:value-type="string">
            <text:p text:style-name="P14">7 Зв/ч</text:p>
          </table:table-cell>
          <table:table-cell table:style-name="t9.B13" office:value-type="string">
            <text:p text:style-name="P15">$<text:span text:style-name="T14">9</text:span>-3<text:span text:style-name="T14">8</text:span></text:p>
          </table:table-cell>
          <table:table-cell table:style-name="t9.B13" office:value-type="string">
            <text:p text:style-name="P15">$<text:span text:style-name="T14">9</text:span>-4<text:span text:style-name="T14">8</text:span></text:p>
          </table:table-cell>
          <table:table-cell table:style-name="t9.B13" office:value-type="string">
            <text:p text:style-name="P16">$9-58</text:p>
          </table:table-cell>
          <table:table-cell table:style-name="t9.B13" office:value-type="string">
            <text:p text:style-name="P16">$9-68</text:p>
          </table:table-cell>
          <table:table-cell table:style-name="t9.B13" office:value-type="string">
            <text:p text:style-name="P16">$9-78</text:p>
          </table:table-cell>
          <table:table-cell table:style-name="t9.B13" office:value-type="string">
            <text:p text:style-name="P16">$9-88</text:p>
          </table:table-cell>
          <table:table-cell table:style-name="t9.B13" office:value-type="string">
            <text:p text:style-name="P16">$9-08</text:p>
          </table:table-cell>
          <table:table-cell table:style-name="t9.B13" office:value-type="string">
            <text:p text:style-name="P16">$9-18</text:p>
          </table:table-cell>
          <table:table-cell table:style-name="t9.B13" office:value-type="string">
            <text:p text:style-name="P15">$<text:span text:style-name="T14">9</text:span>-2<text:span text:style-name="T14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8"><text:span text:style-name="T24">Дозиметр рентгеновского и гамма-излучения ДКС-</text:span>$type<text:span text:style-name="T24"> <text:s/>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0.B2" table:number-rows-spanned="3" office:value-type="string">
            <text:p text:style-name="P25">Номер источ-ника</text:p>
          </table:table-cell>
          <table:table-cell table:style-name="t10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0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5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0.K2" table:number-rows-spanned="3" office:value-type="string">
            <text:p text:style-name="P27"><text:span text:style-name="T31">Предел основной </text:span><text:span text:style-name="T24">относи-тельной</text:span> <text:span text:style-name="T14">погреш-ности</text:span>, </text:p>
            <text:p text:style-name="P27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3">Фон, нЗв/ч</text:p>
          </table:table-cell>
          <table:table-cell table:style-name="t10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3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18">H</text:span><text:span text:style-name="T19">1</text:span></text:p>
          </table:table-cell>
          <table:table-cell table:style-name="t10.D3" office:value-type="string">
            <text:p text:style-name="P33"><text:span text:style-name="T15">H</text:span><text:span text:style-name="T19">2</text:span></text:p>
          </table:table-cell>
          <table:table-cell table:style-name="t10.D3" office:value-type="string">
            <text:p text:style-name="P33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<text:span text:style-name="T24">0,07</text:span> мкЗв/ч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10.A5" office:value-type="string">
            <text:p text:style-name="P14">0,7 мкЗв/ч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 мкЗв/ч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70 мкЗв/ч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5" office:value-type="string">
            <text:p text:style-name="P14">0.7 мЗв/ч</text:p>
          </table:table-cell>
          <table:table-cell table:style-name="t10.B5" office:value-type="string">
            <text:p text:style-name="P15">$10-34</text:p>
          </table:table-cell>
          <table:table-cell table:style-name="t10.B5" office:value-type="string">
            <text:p text:style-name="P15">$10-44</text:p>
          </table:table-cell>
          <table:table-cell table:style-name="t10.B5" office:value-type="string">
            <text:p text:style-name="P15">$10-54</text:p>
          </table:table-cell>
          <table:table-cell table:style-name="t10.B5" office:value-type="string">
            <text:p text:style-name="P15">$10-64</text:p>
          </table:table-cell>
          <table:table-cell table:style-name="t10.B5" office:value-type="string">
            <text:p text:style-name="P15">$10-74</text:p>
          </table:table-cell>
          <table:table-cell table:style-name="t10.B5" office:value-type="string">
            <text:p text:style-name="P15">$10-84</text:p>
          </table:table-cell>
          <table:table-cell table:style-name="t10.B5" office:value-type="string">
            <text:p text:style-name="P15">$10-04</text:p>
          </table:table-cell>
          <table:table-cell table:style-name="t10.B5" office:value-type="string">
            <text:p text:style-name="P15">$10-14</text:p>
          </table:table-cell>
          <table:table-cell table:style-name="t10.B5" office:value-type="string">
            <text:p text:style-name="P15">$10-24</text:p>
          </table:table-cell>
          <table:covered-table-cell/>
        </table:table-row>
        <table:table-row>
          <table:table-cell table:style-name="t10.A5" office:value-type="string">
            <text:p text:style-name="P14">7,0 мЗв/ч</text:p>
          </table:table-cell>
          <table:table-cell table:style-name="t10.B5" office:value-type="string">
            <text:p text:style-name="P15">$10-35</text:p>
          </table:table-cell>
          <table:table-cell table:style-name="t10.B5" office:value-type="string">
            <text:p text:style-name="P15">$10-45</text:p>
          </table:table-cell>
          <table:table-cell table:style-name="t10.B5" office:value-type="string">
            <text:p text:style-name="P15">$10-55</text:p>
          </table:table-cell>
          <table:table-cell table:style-name="t10.B5" office:value-type="string">
            <text:p text:style-name="P15">$10-65</text:p>
          </table:table-cell>
          <table:table-cell table:style-name="t10.B5" office:value-type="string">
            <text:p text:style-name="P15">$10-75</text:p>
          </table:table-cell>
          <table:table-cell table:style-name="t10.B5" office:value-type="string">
            <text:p text:style-name="P15">$10-85</text:p>
          </table:table-cell>
          <table:table-cell table:style-name="t10.B5" office:value-type="string">
            <text:p text:style-name="P15">$10-05</text:p>
          </table:table-cell>
          <table:table-cell table:style-name="t10.B5" office:value-type="string">
            <text:p text:style-name="P15">$10-15</text:p>
          </table:table-cell>
          <table:table-cell table:style-name="t10.B5" office:value-type="string">
            <text:p text:style-name="P15">$10-25</text:p>
          </table:table-cell>
          <table:covered-table-cell/>
        </table:table-row>
        <table:table-row>
          <table:table-cell table:style-name="t10.A5" office:value-type="string">
            <text:p text:style-name="P14">70 мЗв/ч</text:p>
          </table:table-cell>
          <table:table-cell table:style-name="t10.B5" office:value-type="string">
            <text:p text:style-name="P15">$10-36</text:p>
          </table:table-cell>
          <table:table-cell table:style-name="t10.B5" office:value-type="string">
            <text:p text:style-name="P15">$10-46</text:p>
          </table:table-cell>
          <table:table-cell table:style-name="t10.B5" office:value-type="string">
            <text:p text:style-name="P15">$10-56</text:p>
          </table:table-cell>
          <table:table-cell table:style-name="t10.B5" office:value-type="string">
            <text:p text:style-name="P15">$10-66</text:p>
          </table:table-cell>
          <table:table-cell table:style-name="t10.B5" office:value-type="string">
            <text:p text:style-name="P15">$10-76</text:p>
          </table:table-cell>
          <table:table-cell table:style-name="t10.B5" office:value-type="string">
            <text:p text:style-name="P15">$10-86</text:p>
          </table:table-cell>
          <table:table-cell table:style-name="t10.B5" office:value-type="string">
            <text:p text:style-name="P15">$10-06</text:p>
          </table:table-cell>
          <table:table-cell table:style-name="t10.B5" office:value-type="string">
            <text:p text:style-name="P15">$10-16</text:p>
          </table:table-cell>
          <table:table-cell table:style-name="t10.B5" office:value-type="string">
            <text:p text:style-name="P15">$10-26</text:p>
          </table:table-cell>
          <table:covered-table-cell/>
        </table:table-row>
        <table:table-row>
          <table:table-cell table:style-name="t10.A5" office:value-type="string">
            <text:p text:style-name="P14"><text:span text:style-name="T24">0,7</text:span> Зв/ч</text:p>
          </table:table-cell>
          <table:table-cell table:style-name="t10.B5" office:value-type="string">
            <text:p text:style-name="P15">$10-37</text:p>
          </table:table-cell>
          <table:table-cell table:style-name="t10.B5" office:value-type="string">
            <text:p text:style-name="P15">$10-47</text:p>
          </table:table-cell>
          <table:table-cell table:style-name="t10.B5" office:value-type="string">
            <text:p text:style-name="P15">$10-57</text:p>
          </table:table-cell>
          <table:table-cell table:style-name="t10.B5" office:value-type="string">
            <text:p text:style-name="P15">$10-67</text:p>
          </table:table-cell>
          <table:table-cell table:style-name="t10.B5" office:value-type="string">
            <text:p text:style-name="P15">$10-77</text:p>
          </table:table-cell>
          <table:table-cell table:style-name="t10.B5" office:value-type="string">
            <text:p text:style-name="P15">$10-87</text:p>
          </table:table-cell>
          <table:table-cell table:style-name="t10.B5" office:value-type="string">
            <text:p text:style-name="P15">$10-07</text:p>
          </table:table-cell>
          <table:table-cell table:style-name="t10.B5" office:value-type="string">
            <text:p text:style-name="P15">$10-17</text:p>
          </table:table-cell>
          <table:table-cell table:style-name="t10.B5" office:value-type="string">
            <text:p text:style-name="P15">$10-27</text:p>
          </table:table-cell>
          <table:covered-table-cell/>
        </table:table-row>
        <table:table-row>
          <table:table-cell table:style-name="t10.A13" office:value-type="string">
            <text:p text:style-name="P14">7 Зв/ч</text:p>
          </table:table-cell>
          <table:table-cell table:style-name="t10.B13" office:value-type="string">
            <text:p text:style-name="P15">$1<text:span text:style-name="T14">0</text:span>-3<text:span text:style-name="T14">8</text:span></text:p>
          </table:table-cell>
          <table:table-cell table:style-name="t10.B13" office:value-type="string">
            <text:p text:style-name="P15">$1<text:span text:style-name="T14">0</text:span>-4<text:span text:style-name="T14">8</text:span></text:p>
          </table:table-cell>
          <table:table-cell table:style-name="t10.B13" office:value-type="string">
            <text:p text:style-name="P16">$10-58</text:p>
          </table:table-cell>
          <table:table-cell table:style-name="t10.B13" office:value-type="string">
            <text:p text:style-name="P16">$10-68</text:p>
          </table:table-cell>
          <table:table-cell table:style-name="t10.B13" office:value-type="string">
            <text:p text:style-name="P16">$10-78</text:p>
          </table:table-cell>
          <table:table-cell table:style-name="t10.B13" office:value-type="string">
            <text:p text:style-name="P16">$10-88</text:p>
          </table:table-cell>
          <table:table-cell table:style-name="t10.B13" office:value-type="string">
            <text:p text:style-name="P16">$10-08</text:p>
          </table:table-cell>
          <table:table-cell table:style-name="t10.B13" office:value-type="string">
            <text:p text:style-name="P16">$10-18</text:p>
          </table:table-cell>
          <table:table-cell table:style-name="t10.B13" office:value-type="string">
            <text:p text:style-name="P15">$1<text:span text:style-name="T14">0</text:span>-2<text:span text:style-name="T14">8</text:span></text:p>
          </table:table-cell>
          <table:covered-table-cell/>
        </table:table-row>
      </table:table>
      <text:p text:style-name="P3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9">Проверку произвел:</text:p>
          </table:table-cell>
          <table:table-cell table:style-name="Таблица1.A1" office:value-type="string">
            <text:p text:style-name="P30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A2" office:value-type="string">
            <text:p text:style-name="P35"/>
          </table:table-cell>
          <table:table-cell table:style-name="Таблица1.C2" office:value-type="string">
            <text:p text:style-name="P32">(<text:span text:style-name="T33">подпись</text:span>)</text:p>
          </table:table-cell>
        </table:table-row>
        <table:table-row>
          <table:table-cell table:style-name="Таблица1.A1" office:value-type="string">
            <text:p text:style-name="P29">Технический контроль: </text:p>
          </table:table-cell>
          <table:table-cell table:style-name="Таблица1.A1" office:value-type="string">
            <text:p text:style-name="P31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32">(<text:span text:style-name="T33">подпись</text:span>)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5in" draw:visible-area-height="1.8441in"/>
    </style:style>
    <style:page-layout style:name="Mpm1">
      <style:page-layout-properties fo:page-width="8.2681in" fo:page-height="11.6929in" style:num-format="1" style:print-orientation="portrait" fo:margin-top="0.4744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339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КС-</text:span><text:span text:style-name="MT2">$type</text:span>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4:53:19.25</dc:date>
    <meta:print-date>2019-04-03T15:18:00</meta:print-date>
    <meta:editing-cycles>123</meta:editing-cycles>
    <meta:editing-duration>PT8H39M18S</meta:editing-duration>
    <meta:generator>OpenOffice/4.1.6$Win32 OpenOffice.org_project/416m1$Build-9790</meta:generator>
    <meta:document-statistic meta:table-count="11" meta:image-count="0" meta:object-count="1" meta:page-count="6" meta:paragraph-count="1104" meta:word-count="1622" meta:character-count="9790"/>
  </office:meta>
</office:document-meta>
</file>